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70564353991" calcext:value-type="float">
            <text:p>847.0705643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6060908423" calcext:value-type="float">
            <text:p>3054.60609084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339326911" calcext:value-type="float">
            <text:p>1216.80339326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3284018377347" calcext:value-type="float">
            <text:p>-0.213284018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3284018377347" calcext:value-type="float">
            <text:p>-0.21328401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284018377293" calcext:value-type="float">
            <text:p>-0.2132840184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3284018377293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726423828692499" calcext:value-type="float">
            <text:p>0.0726423829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726423828692499" calcext:value-type="float">
            <text:p>0.072642382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423828692339" calcext:value-type="float">
            <text:p>0.07264238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726423828692339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99102330455673" calcext:value-type="float">
            <text:p>0.004991023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99102330455673" calcext:value-type="float">
            <text:p>0.00499102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9102330456226" calcext:value-type="float">
            <text:p>0.00499102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99102330456226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70564353998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7" calcext:value-type="float">
            <text:p>-0.2132840184</text:p>
          </table:table-cell>
          <table:table-cell/>
          <table:table-cell table:style-name="ce3" office:value-type="float" office:value="-0.213284018377293" calcext:value-type="float">
            <text:p>-0.2132840184</text:p>
          </table:table-cell>
          <table:table-cell/>
          <table:table-cell table:style-name="ce3" office:value-type="float" office:value="1.00000000000025" calcext:value-type="float">
            <text:p>1</text:p>
          </table:table-cell>
          <table:table-cell table:style-name="ce3" office:value-type="float" office:value="-0.0000000000000532629496063919" calcext:value-type="float">
            <text:p>-5.32629496063919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213284018353421" calcext:value-type="float">
            <text:p>-0.2132840184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213284018353421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99" calcext:value-type="float">
            <text:p>0.0726423829</text:p>
          </table:table-cell>
          <table:table-cell/>
          <table:table-cell table:style-name="ce3" office:value-type="float" office:value="0.0726423828692339" calcext:value-type="float">
            <text:p>0.0726423829</text:p>
          </table:table-cell>
          <table:table-cell/>
          <table:table-cell table:style-name="ce3" office:value-type="float" office:value="1.00000000000022" calcext:value-type="float">
            <text:p>1</text:p>
          </table:table-cell>
          <table:table-cell table:style-name="ce3" office:value-type="float" office:value="0.0000000000000159872115546023" calcext:value-type="float">
            <text:p>1.59872115546023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726423828623512" calcext:value-type="float">
            <text:p>0.072642382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726423828623512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673" calcext:value-type="float">
            <text:p>0.0049910233</text:p>
          </table:table-cell>
          <table:table-cell/>
          <table:table-cell table:style-name="ce3" office:value-type="float" office:value="0.00499102330456226" calcext:value-type="float">
            <text:p>0.0049910233</text:p>
          </table:table-cell>
          <table:table-cell/>
          <table:table-cell table:style-name="ce3" office:value-type="float" office:value="0.999999999998892" calcext:value-type="float">
            <text:p>1</text:p>
          </table:table-cell>
          <table:table-cell table:style-name="ce3" office:value-type="float" office:value="-5.53203316489004E-015" calcext:value-type="float">
            <text:p>-5.5320331648900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499102330660007" calcext:value-type="float">
            <text:p>0.004991023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499102330660007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847.070564353998" calcext:value-type="float">
            <text:p>847.070564354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0738964445190504" calcext:value-type="float">
            <text:p>-7.38964445190504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0693489710101858" calcext:value-type="float">
            <text:p>6.93E-01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72848410531878" calcext:value-type="float">
            <text:p>2.7284841053187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7" calcext:value-type="float">
            <text:p>-0.2132840184</text:p>
          </table:table-cell>
          <table:table-cell/>
          <table:table-cell table:style-name="ce3" office:value-type="float" office:value="-0.213284018353421" calcext:value-type="float">
            <text:p>-0.2132840184</text:p>
          </table:table-cell>
          <table:table-cell/>
          <table:table-cell table:style-name="ce3" office:value-type="float" office:value="1.00000000011218" calcext:value-type="float">
            <text:p>1.0000000001</text:p>
          </table:table-cell>
          <table:table-cell table:style-name="ce3" office:value-type="float" office:value="-0.0000000000239256670031551" calcext:value-type="float">
            <text:p>-2.39256670031551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3284018353421" calcext:value-type="float">
            <text:p>-0.2132840184</text:p>
          </table:table-cell>
          <table:table-cell/>
          <table:table-cell table:style-name="ce4" table:formula="of:=[.F24]" office:value-type="float" office:value="-0.213284018377293" calcext:value-type="float">
            <text:p>-0.2132840184</text:p>
          </table:table-cell>
          <table:table-cell/>
          <table:table-cell table:formula="of:=[.M36]/[.O36]" office:value-type="float" office:value="0.999999999888074" calcext:value-type="float">
            <text:p>0.9999999999</text:p>
          </table:table-cell>
          <table:table-cell table:formula="of:=[.M36]-[.O36]" office:value-type="float" office:value="0.0000000000238720154754901" calcext:value-type="float">
            <text:p>2.39E-01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99" calcext:value-type="float">
            <text:p>0.0726423829</text:p>
          </table:table-cell>
          <table:table-cell/>
          <table:table-cell table:style-name="ce3" office:value-type="float" office:value="0.0726423828623512" calcext:value-type="float">
            <text:p>0.0726423829</text:p>
          </table:table-cell>
          <table:table-cell/>
          <table:table-cell table:style-name="ce3" office:value-type="float" office:value="1.00000000009497" calcext:value-type="float">
            <text:p>1.0000000001</text:p>
          </table:table-cell>
          <table:table-cell table:style-name="ce3" office:value-type="float" office:value="0.00000000000689864831926457" calcext:value-type="float">
            <text:p>6.8986483192645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726423828623512" calcext:value-type="float">
            <text:p>0.0726423829</text:p>
          </table:table-cell>
          <table:table-cell/>
          <table:table-cell table:style-name="ce4" table:formula="of:=[.F25]" office:value-type="float" office:value="0.0726423828692339" calcext:value-type="float">
            <text:p>0.0726423829</text:p>
          </table:table-cell>
          <table:table-cell/>
          <table:table-cell table:formula="of:=[.M37]/[.O37]" office:value-type="float" office:value="0.999999999905252" calcext:value-type="float">
            <text:p>0.9999999999</text:p>
          </table:table-cell>
          <table:table-cell table:formula="of:=[.M37]-[.O37]" office:value-type="float" office:value="-0.00000000000688270274107339" calcext:value-type="float">
            <text:p>-6.8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673" calcext:value-type="float">
            <text:p>0.0049910233</text:p>
          </table:table-cell>
          <table:table-cell/>
          <table:table-cell table:style-name="ce3" office:value-type="float" office:value="0.00499102330660007" calcext:value-type="float">
            <text:p>0.0049910233</text:p>
          </table:table-cell>
          <table:table-cell/>
          <table:table-cell table:style-name="ce3" office:value-type="float" office:value="0.999999999590597" calcext:value-type="float">
            <text:p>0.9999999996</text:p>
          </table:table-cell>
          <table:table-cell table:style-name="ce3" office:value-type="float" office:value="-0.00000000000204333772124698" calcext:value-type="float">
            <text:p>-2.0433377212469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99102330660007" calcext:value-type="float">
            <text:p>0.0049910233</text:p>
          </table:table-cell>
          <table:table-cell/>
          <table:table-cell table:style-name="ce4" table:formula="of:=[.F26]" office:value-type="float" office:value="0.00499102330456226" calcext:value-type="float">
            <text:p>0.0049910233</text:p>
          </table:table-cell>
          <table:table-cell/>
          <table:table-cell table:formula="of:=[.M38]/[.O38]" office:value-type="float" office:value="1.0000000004083" calcext:value-type="float">
            <text:p>1.0000000004</text:p>
          </table:table-cell>
          <table:table-cell table:formula="of:=[.M38]-[.O38]" office:value-type="float" office:value="0.00000000000203781002489078" calcext:value-type="float">
            <text:p>2.04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847.070564353991" calcext:value-type="float">
            <text:p>847.0705643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70564353991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3054.6060908423" calcext:value-type="float">
            <text:p>3054.60609084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054.6060908423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216.80339326911" calcext:value-type="float">
            <text:p>1216.803393269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16.80339326911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284018377347" calcext:value-type="float">
            <text:p>-0.2132840184</text:p>
          </table:table-cell>
          <table:table-cell/>
          <table:table-cell table:style-name="ce3" office:value-type="float" office:value="-0.213284018377363" calcext:value-type="float">
            <text:p>-0.2132840184</text:p>
          </table:table-cell>
          <table:table-cell/>
          <table:table-cell table:style-name="ce3" office:value-type="float" office:value="0.999999999999921" calcext:value-type="float">
            <text:p>1</text:p>
          </table:table-cell>
          <table:table-cell table:style-name="ce3" office:value-type="float" office:value="0.0000000000000167643676718399" calcext:value-type="float">
            <text:p>1.67643676718399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213284018377363" calcext:value-type="float">
            <text:p>-0.2132840184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213284018377363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423828692499" calcext:value-type="float">
            <text:p>0.0726423829</text:p>
          </table:table-cell>
          <table:table-cell/>
          <table:table-cell table:style-name="ce3" office:value-type="float" office:value="0.0726423828692537" calcext:value-type="float">
            <text:p>0.0726423829</text:p>
          </table:table-cell>
          <table:table-cell/>
          <table:table-cell table:style-name="ce3" office:value-type="float" office:value="0.999999999999948" calcext:value-type="float">
            <text:p>1</text:p>
          </table:table-cell>
          <table:table-cell table:style-name="ce3" office:value-type="float" office:value="-3.78863607153335E-015" calcext:value-type="float">
            <text:p>-3.78863607153335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726423828692537" calcext:value-type="float">
            <text:p>0.072642382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726423828692537" calcext:value-type="float">
            <text:p>-7.26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9102330455673" calcext:value-type="float">
            <text:p>0.0049910233</text:p>
          </table:table-cell>
          <table:table-cell/>
          <table:table-cell table:style-name="ce3" office:value-type="float" office:value="0.00499102330455792" calcext:value-type="float">
            <text:p>0.0049910233</text:p>
          </table:table-cell>
          <table:table-cell/>
          <table:table-cell table:style-name="ce3" office:value-type="float" office:value="0.999999999999762" calcext:value-type="float">
            <text:p>1</text:p>
          </table:table-cell>
          <table:table-cell table:style-name="ce3" office:value-type="float" office:value="-1.18741821930612E-015" calcext:value-type="float">
            <text:p>-1.1874182193061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499102330455792" calcext:value-type="float">
            <text:p>0.0049910233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499102330455792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33]" office:value-type="float" office:value="847.070564353998" calcext:value-type="float">
            <text:p>847.070564354</text:p>
          </table:table-cell>
          <table:table-cell/>
          <table:table-cell table:formula="of:=[.M57]/[.O57]" office:value-type="float" office:value="0.999999999999992" calcext:value-type="float">
            <text:p>1</text:p>
          </table:table-cell>
          <table:table-cell table:formula="of:=[.M57]-[.O57]" office:value-type="float" office:value="-0.00000000000693489710101858" calcext:value-type="float">
            <text:p>-6.93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34]" office:value-type="float" office:value="3054.6060908423" calcext:value-type="float">
            <text:p>3054.6060908423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35]" office:value-type="float" office:value="1216.80339326911" calcext:value-type="float">
            <text:p>1216.803393269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63" calcext:value-type="float">
            <text:p>-0.2132840184</text:p>
          </table:table-cell>
          <table:table-cell/>
          <table:table-cell table:style-name="ce4" table:formula="of:=[.F36]" office:value-type="float" office:value="-0.213284018353421" calcext:value-type="float">
            <text:p>-0.2132840184</text:p>
          </table:table-cell>
          <table:table-cell/>
          <table:table-cell table:formula="of:=[.M60]/[.O60]" office:value-type="float" office:value="1.00000000011225" calcext:value-type="float">
            <text:p>1.0000000001</text:p>
          </table:table-cell>
          <table:table-cell table:formula="of:=[.M60]-[.O60]" office:value-type="float" office:value="-0.0000000000239420150371927" calcext:value-type="float">
            <text:p>-2.39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537" calcext:value-type="float">
            <text:p>0.0726423829</text:p>
          </table:table-cell>
          <table:table-cell/>
          <table:table-cell table:style-name="ce4" table:formula="of:=[.F37]" office:value-type="float" office:value="0.0726423828623512" calcext:value-type="float">
            <text:p>0.0726423829</text:p>
          </table:table-cell>
          <table:table-cell/>
          <table:table-cell table:formula="of:=[.M61]/[.O61]" office:value-type="float" office:value="1.00000000009502" calcext:value-type="float">
            <text:p>1.0000000001</text:p>
          </table:table-cell>
          <table:table-cell table:formula="of:=[.M61]-[.O61]" office:value-type="float" office:value="0.00000000000690250634427514" calcext:value-type="float">
            <text:p>6.90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792" calcext:value-type="float">
            <text:p>0.0049910233</text:p>
          </table:table-cell>
          <table:table-cell/>
          <table:table-cell table:style-name="ce4" table:formula="of:=[.F38]" office:value-type="float" office:value="0.00499102330660007" calcext:value-type="float">
            <text:p>0.0049910233</text:p>
          </table:table-cell>
          <table:table-cell/>
          <table:table-cell table:formula="of:=[.M62]/[.O62]" office:value-type="float" office:value="0.999999999590835" calcext:value-type="float">
            <text:p>0.9999999996</text:p>
          </table:table-cell>
          <table:table-cell table:formula="of:=[.M62]-[.O62]" office:value-type="float" office:value="-0.00000000000204215030302768" calcext:value-type="float">
            <text:p>-2.04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70564353991" calcext:value-type="float">
            <text:p>847.070564354</text:p>
          </table:table-cell>
          <table:table-cell/>
          <table:table-cell table:style-name="ce4" table:formula="of:=[.F21]" office:value-type="float" office:value="847.070564353991" calcext:value-type="float">
            <text:p>847.07056435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54.6060908423" calcext:value-type="float">
            <text:p>3054.6060908423</text:p>
          </table:table-cell>
          <table:table-cell/>
          <table:table-cell table:style-name="ce4" table:formula="of:=[.F22]" office:value-type="float" office:value="3054.6060908423" calcext:value-type="float">
            <text:p>3054.6060908423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16.80339326911" calcext:value-type="float">
            <text:p>1216.8033932691</text:p>
          </table:table-cell>
          <table:table-cell/>
          <table:table-cell table:style-name="ce4" table:formula="of:=[.F23]" office:value-type="float" office:value="1216.80339326911" calcext:value-type="float">
            <text:p>1216.803393269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3284018377363" calcext:value-type="float">
            <text:p>-0.2132840184</text:p>
          </table:table-cell>
          <table:table-cell/>
          <table:table-cell table:style-name="ce4" table:formula="of:=[.F24]" office:value-type="float" office:value="-0.213284018377293" calcext:value-type="float">
            <text:p>-0.2132840184</text:p>
          </table:table-cell>
          <table:table-cell/>
          <table:table-cell table:formula="of:=[.M72]/[.O72]" office:value-type="float" office:value="1.00000000000033" calcext:value-type="float">
            <text:p>1</text:p>
          </table:table-cell>
          <table:table-cell table:formula="of:=[.M72]-[.O72]" office:value-type="float" office:value="-0.0000000000000699995617026161" calcext:value-type="float">
            <text:p>-7.00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726423828692537" calcext:value-type="float">
            <text:p>0.0726423829</text:p>
          </table:table-cell>
          <table:table-cell/>
          <table:table-cell table:style-name="ce4" table:formula="of:=[.F25]" office:value-type="float" office:value="0.0726423828692339" calcext:value-type="float">
            <text:p>0.0726423829</text:p>
          </table:table-cell>
          <table:table-cell/>
          <table:table-cell table:formula="of:=[.M73]/[.O73]" office:value-type="float" office:value="1.00000000000027" calcext:value-type="float">
            <text:p>1</text:p>
          </table:table-cell>
          <table:table-cell table:formula="of:=[.M73]-[.O73]" office:value-type="float" office:value="0.0000000000000198036032017512" calcext:value-type="float">
            <text:p>1.98E-01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99102330455792" calcext:value-type="float">
            <text:p>0.0049910233</text:p>
          </table:table-cell>
          <table:table-cell/>
          <table:table-cell table:style-name="ce4" table:formula="of:=[.F26]" office:value-type="float" office:value="0.00499102330456226" calcext:value-type="float">
            <text:p>0.0049910233</text:p>
          </table:table-cell>
          <table:table-cell/>
          <table:table-cell table:formula="of:=[.M74]/[.O74]" office:value-type="float" office:value="0.99999999999913" calcext:value-type="float">
            <text:p>1</text:p>
          </table:table-cell>
          <table:table-cell table:formula="of:=[.M74]-[.O74]" office:value-type="float" office:value="-4.34027813689397E-015" calcext:value-type="float">
            <text:p>-4.34E-0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8654" calcext:value-type="float">
            <text:p>847.0499053887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8654" calcext:value-type="float">
            <text:p>847.049905388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7056879" calcext:value-type="float">
            <text:p>847.04990705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7056879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27" calcext:value-type="float">
            <text:p>3129.669211141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27" calcext:value-type="float">
            <text:p>3129.66921114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0982579" calcext:value-type="float">
            <text:p>3129.669209825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0982579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3" calcext:value-type="float">
            <text:p>1244.4196452183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3" calcext:value-type="float">
            <text:p>1244.419645218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09226" calcext:value-type="float">
            <text:p>1244.419645092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0922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45222" calcext:value-type="float">
            <text:p>0.28681866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45222" calcext:value-type="float">
            <text:p>0.286818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72944293" calcext:value-type="float">
            <text:p>0.286818729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72944293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1008" calcext:value-type="float">
            <text:p>2.20537396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1008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5918002" calcext:value-type="float">
            <text:p>2.20537395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5918002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4247" calcext:value-type="float">
            <text:p>0.840017597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4247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608577296" calcext:value-type="float">
            <text:p>0.840017608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608577296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654" calcext:value-type="float">
            <text:p>847.0499053887</text:p>
          </table:table-cell>
          <table:table-cell/>
          <table:table-cell table:style-name="ce3" office:value-type="float" office:value="847.049907056879" calcext:value-type="float">
            <text:p>847.0499070569</text:p>
          </table:table-cell>
          <table:table-cell/>
          <table:table-cell table:style-name="ce3" office:value-type="float" office:value="0.999999998030547" calcext:value-type="float">
            <text:p>0.999999998</text:p>
          </table:table-cell>
          <table:table-cell table:style-name="ce3" office:value-type="float" office:value="-0.00000166822485425655" calcext:value-type="float">
            <text:p>-1.6682248542565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39433" calcext:value-type="float">
            <text:p>847.049905039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39433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27" calcext:value-type="float">
            <text:p>3129.6692111413</text:p>
          </table:table-cell>
          <table:table-cell/>
          <table:table-cell table:style-name="ce3" office:value-type="float" office:value="3129.66920982579" calcext:value-type="float">
            <text:p>3129.6692098258</text:p>
          </table:table-cell>
          <table:table-cell/>
          <table:table-cell table:style-name="ce3" office:value-type="float" office:value="1.00000000042033" calcext:value-type="float">
            <text:p>1.0000000004</text:p>
          </table:table-cell>
          <table:table-cell table:style-name="ce3" office:value-type="float" office:value="0.00000131548040371854" calcext:value-type="float">
            <text:p>1.3154804037185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690315" calcext:value-type="float">
            <text:p>3129.669216903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690315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1244.41964509226" calcext:value-type="float">
            <text:p>1244.4196450923</text:p>
          </table:table-cell>
          <table:table-cell/>
          <table:table-cell table:style-name="ce3" office:value-type="float" office:value="1.00000000010131" calcext:value-type="float">
            <text:p>1.0000000001</text:p>
          </table:table-cell>
          <table:table-cell table:style-name="ce3" office:value-type="float" office:value="0.000000126067106975825" calcext:value-type="float">
            <text:p>1.2606710697582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680827" calcext:value-type="float">
            <text:p>1244.419646808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68082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45222" calcext:value-type="float">
            <text:p>0.286818666</text:p>
          </table:table-cell>
          <table:table-cell/>
          <table:table-cell table:style-name="ce3" office:value-type="float" office:value="0.28681872944293" calcext:value-type="float">
            <text:p>0.2868187294</text:p>
          </table:table-cell>
          <table:table-cell/>
          <table:table-cell table:style-name="ce3" office:value-type="float" office:value="0.999999778962453" calcext:value-type="float">
            <text:p>0.999999779</text:p>
          </table:table-cell>
          <table:table-cell table:style-name="ce3" office:value-type="float" office:value="-0.000000063397708360835" calcext:value-type="float">
            <text:p>-6.3397708360835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594125655" calcext:value-type="float">
            <text:p>0.286818594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594125655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1008" calcext:value-type="float">
            <text:p>2.205373963</text:p>
          </table:table-cell>
          <table:table-cell/>
          <table:table-cell table:style-name="ce3" office:value-type="float" office:value="2.20537395918002" calcext:value-type="float">
            <text:p>2.2053739592</text:p>
          </table:table-cell>
          <table:table-cell/>
          <table:table-cell table:style-name="ce3" office:value-type="float" office:value="1.00000000173669" calcext:value-type="float">
            <text:p>1.0000000017</text:p>
          </table:table-cell>
          <table:table-cell table:style-name="ce3" office:value-type="float" office:value="0.00000000383006071302816" calcext:value-type="float">
            <text:p>3.8300607130281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89877217" calcext:value-type="float">
            <text:p>2.2053738988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8987721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4247" calcext:value-type="float">
            <text:p>0.8400175975</text:p>
          </table:table-cell>
          <table:table-cell/>
          <table:table-cell table:style-name="ce3" office:value-type="float" office:value="0.840017608577296" calcext:value-type="float">
            <text:p>0.8400176086</text:p>
          </table:table-cell>
          <table:table-cell/>
          <table:table-cell table:style-name="ce3" office:value-type="float" office:value="0.999999986758552" calcext:value-type="float">
            <text:p>0.9999999868</text:p>
          </table:table-cell>
          <table:table-cell table:style-name="ce3" office:value-type="float" office:value="-0.0000000111230493704539" calcext:value-type="float">
            <text:p>-1.11230493704539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50854116" calcext:value-type="float">
            <text:p>0.840017550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50854116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654" calcext:value-type="float">
            <text:p>847.0499053887</text:p>
          </table:table-cell>
          <table:table-cell/>
          <table:table-cell table:style-name="ce3" office:value-type="float" office:value="847.049905039433" calcext:value-type="float">
            <text:p>847.0499050394</text:p>
          </table:table-cell>
          <table:table-cell/>
          <table:table-cell table:style-name="ce3" office:value-type="float" office:value="1.00000000041228" calcext:value-type="float">
            <text:p>1.0000000004</text:p>
          </table:table-cell>
          <table:table-cell table:style-name="ce3" office:value-type="float" office:value="0.000000349221068063343" calcext:value-type="float">
            <text:p>3.4922106806334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39433" calcext:value-type="float">
            <text:p>847.0499050394</text:p>
          </table:table-cell>
          <table:table-cell/>
          <table:table-cell table:style-name="ce4" table:formula="of:=[.F21]" office:value-type="float" office:value="847.049907056879" calcext:value-type="float">
            <text:p>847.0499070569</text:p>
          </table:table-cell>
          <table:table-cell/>
          <table:table-cell table:formula="of:=[.M33]/[.O33]" office:value-type="float" office:value="0.999999997618268" calcext:value-type="float">
            <text:p>0.9999999976</text:p>
          </table:table-cell>
          <table:table-cell table:formula="of:=[.M33]-[.O33]" office:value-type="float" office:value="-0.00000201744592231989" calcext:value-type="float">
            <text:p>-2.0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27" calcext:value-type="float">
            <text:p>3129.6692111413</text:p>
          </table:table-cell>
          <table:table-cell/>
          <table:table-cell table:style-name="ce3" office:value-type="float" office:value="3129.66921690315" calcext:value-type="float">
            <text:p>3129.6692169032</text:p>
          </table:table-cell>
          <table:table-cell/>
          <table:table-cell table:style-name="ce3" office:value-type="float" office:value="0.999999998158949" calcext:value-type="float">
            <text:p>0.9999999982</text:p>
          </table:table-cell>
          <table:table-cell table:style-name="ce3" office:value-type="float" office:value="-0.00000576187994738575" calcext:value-type="float">
            <text:p>-5.7618799473857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690315" calcext:value-type="float">
            <text:p>3129.6692169032</text:p>
          </table:table-cell>
          <table:table-cell/>
          <table:table-cell table:style-name="ce4" table:formula="of:=[.F22]" office:value-type="float" office:value="3129.66920982579" calcext:value-type="float">
            <text:p>3129.6692098258</text:p>
          </table:table-cell>
          <table:table-cell/>
          <table:table-cell table:formula="of:=[.M34]/[.O34]" office:value-type="float" office:value="1.00000000226138" calcext:value-type="float">
            <text:p>1.0000000023</text:p>
          </table:table-cell>
          <table:table-cell table:formula="of:=[.M34]-[.O34]" office:value-type="float" office:value="0.00000707735989635694" calcext:value-type="float">
            <text:p>7.0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1244.41964680827" calcext:value-type="float">
            <text:p>1244.4196468083</text:p>
          </table:table-cell>
          <table:table-cell/>
          <table:table-cell table:style-name="ce3" office:value-type="float" office:value="0.999999998722341" calcext:value-type="float">
            <text:p>0.9999999987</text:p>
          </table:table-cell>
          <table:table-cell table:style-name="ce3" office:value-type="float" office:value="-0.00000158994407684077" calcext:value-type="float">
            <text:p>-1.5899440768407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680827" calcext:value-type="float">
            <text:p>1244.4196468083</text:p>
          </table:table-cell>
          <table:table-cell/>
          <table:table-cell table:style-name="ce4" table:formula="of:=[.F23]" office:value-type="float" office:value="1244.41964509226" calcext:value-type="float">
            <text:p>1244.4196450923</text:p>
          </table:table-cell>
          <table:table-cell/>
          <table:table-cell table:formula="of:=[.M35]/[.O35]" office:value-type="float" office:value="1.00000000137896" calcext:value-type="float">
            <text:p>1.0000000014</text:p>
          </table:table-cell>
          <table:table-cell table:formula="of:=[.M35]-[.O35]" office:value-type="float" office:value="0.00000171601004694821" calcext:value-type="float">
            <text:p>1.7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45222" calcext:value-type="float">
            <text:p>0.286818666</text:p>
          </table:table-cell>
          <table:table-cell/>
          <table:table-cell table:style-name="ce3" office:value-type="float" office:value="0.286818594125655" calcext:value-type="float">
            <text:p>0.2868185941</text:p>
          </table:table-cell>
          <table:table-cell/>
          <table:table-cell table:style-name="ce3" office:value-type="float" office:value="1.00000025074932" calcext:value-type="float">
            <text:p>1.0000002507</text:p>
          </table:table-cell>
          <table:table-cell table:style-name="ce3" office:value-type="float" office:value="0.0000000719195664689032" calcext:value-type="float">
            <text:p>7.1919566468903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594125655" calcext:value-type="float">
            <text:p>0.2868185941</text:p>
          </table:table-cell>
          <table:table-cell/>
          <table:table-cell table:style-name="ce4" table:formula="of:=[.F24]" office:value-type="float" office:value="0.28681872944293" calcext:value-type="float">
            <text:p>0.2868187294</text:p>
          </table:table-cell>
          <table:table-cell/>
          <table:table-cell table:formula="of:=[.M36]/[.O36]" office:value-type="float" office:value="0.999999528213254" calcext:value-type="float">
            <text:p>0.9999995282</text:p>
          </table:table-cell>
          <table:table-cell table:formula="of:=[.M36]-[.O36]" office:value-type="float" office:value="-0.000000135317274996272" calcext:value-type="float">
            <text:p>-1.3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1008" calcext:value-type="float">
            <text:p>2.205373963</text:p>
          </table:table-cell>
          <table:table-cell/>
          <table:table-cell table:style-name="ce3" office:value-type="float" office:value="2.20537389877217" calcext:value-type="float">
            <text:p>2.2053738988</text:p>
          </table:table-cell>
          <table:table-cell/>
          <table:table-cell table:style-name="ce3" office:value-type="float" office:value="1.0000000291279" calcext:value-type="float">
            <text:p>1.0000000291</text:p>
          </table:table-cell>
          <table:table-cell table:style-name="ce3" office:value-type="float" office:value="0.0000000642379167636875" calcext:value-type="float">
            <text:p>6.42379167636875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89877217" calcext:value-type="float">
            <text:p>2.2053738988</text:p>
          </table:table-cell>
          <table:table-cell/>
          <table:table-cell table:style-name="ce4" table:formula="of:=[.F25]" office:value-type="float" office:value="2.20537395918002" calcext:value-type="float">
            <text:p>2.2053739592</text:p>
          </table:table-cell>
          <table:table-cell/>
          <table:table-cell table:formula="of:=[.M37]/[.O37]" office:value-type="float" office:value="0.999999972608795" calcext:value-type="float">
            <text:p>0.9999999726</text:p>
          </table:table-cell>
          <table:table-cell table:formula="of:=[.M37]-[.O37]" office:value-type="float" office:value="-0.0000000604078502774996" calcext:value-type="float">
            <text:p>-6.0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4247" calcext:value-type="float">
            <text:p>0.8400175975</text:p>
          </table:table-cell>
          <table:table-cell/>
          <table:table-cell table:style-name="ce3" office:value-type="float" office:value="0.840017550854116" calcext:value-type="float">
            <text:p>0.8400175509</text:p>
          </table:table-cell>
          <table:table-cell/>
          <table:table-cell table:style-name="ce3" office:value-type="float" office:value="1.00000005547519" calcext:value-type="float">
            <text:p>1.0000000555</text:p>
          </table:table-cell>
          <table:table-cell table:style-name="ce3" office:value-type="float" office:value="0.0000000466001309762376" calcext:value-type="float">
            <text:p>4.66001309762376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50854116" calcext:value-type="float">
            <text:p>0.8400175509</text:p>
          </table:table-cell>
          <table:table-cell/>
          <table:table-cell table:style-name="ce4" table:formula="of:=[.F26]" office:value-type="float" office:value="0.840017608577296" calcext:value-type="float">
            <text:p>0.8400176086</text:p>
          </table:table-cell>
          <table:table-cell/>
          <table:table-cell table:formula="of:=[.M38]/[.O38]" office:value-type="float" office:value="0.999999931283369" calcext:value-type="float">
            <text:p>0.9999999313</text:p>
          </table:table-cell>
          <table:table-cell table:formula="of:=[.M38]-[.O38]" office:value-type="float" office:value="-0.0000000577231799026023" calcext:value-type="float">
            <text:p>-5.7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8654" calcext:value-type="float">
            <text:p>847.0499053887</text:p>
          </table:table-cell>
          <table:table-cell/>
          <table:table-cell table:style-name="ce3" office:value-type="float" office:value="847.049905572608" calcext:value-type="float">
            <text:p>847.0499055726</text:p>
          </table:table-cell>
          <table:table-cell/>
          <table:table-cell table:style-name="ce3" office:value-type="float" office:value="0.99999999978283" calcext:value-type="float">
            <text:p>0.9999999998</text:p>
          </table:table-cell>
          <table:table-cell table:style-name="ce3" office:value-type="float" office:value="-0.000000183953716259566" calcext:value-type="float">
            <text:p>-0.00000018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572608" calcext:value-type="float">
            <text:p>847.049905572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572608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27" calcext:value-type="float">
            <text:p>3129.6692111413</text:p>
          </table:table-cell>
          <table:table-cell/>
          <table:table-cell table:style-name="ce3" office:value-type="float" office:value="3129.66921109584" calcext:value-type="float">
            <text:p>3129.6692110958</text:p>
          </table:table-cell>
          <table:table-cell/>
          <table:table-cell table:style-name="ce3" office:value-type="float" office:value="1.00000000001452" calcext:value-type="float">
            <text:p>1</text:p>
          </table:table-cell>
          <table:table-cell table:style-name="ce3" office:value-type="float" office:value="0.0000000454342625744175" calcext:value-type="float">
            <text:p>4.5434262574417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09584" calcext:value-type="float">
            <text:p>3129.669211095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09584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1244.41964523937" calcext:value-type="float">
            <text:p>1244.4196452394</text:p>
          </table:table-cell>
          <table:table-cell/>
          <table:table-cell table:style-name="ce3" office:value-type="float" office:value="0.999999999983087" calcext:value-type="float">
            <text:p>1</text:p>
          </table:table-cell>
          <table:table-cell table:style-name="ce3" office:value-type="float" office:value="-0.0000000210463895200519" calcext:value-type="float">
            <text:p>-0.00000002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3937" calcext:value-type="float">
            <text:p>1244.419645239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393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45222" calcext:value-type="float">
            <text:p>0.286818666</text:p>
          </table:table-cell>
          <table:table-cell/>
          <table:table-cell table:style-name="ce3" office:value-type="float" office:value="0.286818671927618" calcext:value-type="float">
            <text:p>0.2868186719</text:p>
          </table:table-cell>
          <table:table-cell/>
          <table:table-cell table:style-name="ce3" office:value-type="float" office:value="0.999999979490889" calcext:value-type="float">
            <text:p>0.9999999795</text:p>
          </table:table-cell>
          <table:table-cell table:style-name="ce3" office:value-type="float" office:value="-0.00000000588239607024477" calcext:value-type="float">
            <text:p>-5.88239607024477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71927618" calcext:value-type="float">
            <text:p>0.286818671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71927618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1008" calcext:value-type="float">
            <text:p>2.205373963</text:p>
          </table:table-cell>
          <table:table-cell/>
          <table:table-cell table:style-name="ce3" office:value-type="float" office:value="2.20537396125687" calcext:value-type="float">
            <text:p>2.2053739613</text:p>
          </table:table-cell>
          <table:table-cell/>
          <table:table-cell table:style-name="ce3" office:value-type="float" office:value="1.00000000079497" calcext:value-type="float">
            <text:p>1.0000000008</text:p>
          </table:table-cell>
          <table:table-cell table:style-name="ce3" office:value-type="float" office:value="0.0000000017532126861397" calcext:value-type="float">
            <text:p>1.753212686139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125687" calcext:value-type="float">
            <text:p>2.205373961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12568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4247" calcext:value-type="float">
            <text:p>0.8400175975</text:p>
          </table:table-cell>
          <table:table-cell/>
          <table:table-cell table:style-name="ce3" office:value-type="float" office:value="0.840017598026781" calcext:value-type="float">
            <text:p>0.840017598</text:p>
          </table:table-cell>
          <table:table-cell/>
          <table:table-cell table:style-name="ce3" office:value-type="float" office:value="0.999999999318426" calcext:value-type="float">
            <text:p>0.9999999993</text:p>
          </table:table-cell>
          <table:table-cell table:style-name="ce3" office:value-type="float" office:value="-0.000000000572534575304928" calcext:value-type="float">
            <text:p>-5.72534575304928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8026781" calcext:value-type="float">
            <text:p>0.840017598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802678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572608" calcext:value-type="float">
            <text:p>847.0499055726</text:p>
          </table:table-cell>
          <table:table-cell/>
          <table:table-cell table:style-name="ce4" table:formula="of:=[.F33]" office:value-type="float" office:value="847.049905039433" calcext:value-type="float">
            <text:p>847.0499050394</text:p>
          </table:table-cell>
          <table:table-cell/>
          <table:table-cell table:formula="of:=[.M57]/[.O57]" office:value-type="float" office:value="1.00000000062945" calcext:value-type="float">
            <text:p>1.0000000006</text:p>
          </table:table-cell>
          <table:table-cell table:formula="of:=[.M57]-[.O57]" office:value-type="float" office:value="0.000000533175011696585" calcext:value-type="float">
            <text:p>5.3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9584" calcext:value-type="float">
            <text:p>3129.6692110958</text:p>
          </table:table-cell>
          <table:table-cell/>
          <table:table-cell table:style-name="ce4" table:formula="of:=[.F34]" office:value-type="float" office:value="3129.66921690315" calcext:value-type="float">
            <text:p>3129.6692169032</text:p>
          </table:table-cell>
          <table:table-cell/>
          <table:table-cell table:formula="of:=[.M58]/[.O58]" office:value-type="float" office:value="0.999999998144433" calcext:value-type="float">
            <text:p>0.9999999981</text:p>
          </table:table-cell>
          <table:table-cell table:formula="of:=[.M58]-[.O58]" office:value-type="float" office:value="-0.00000580730966248666" calcext:value-type="float">
            <text:p>-5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3937" calcext:value-type="float">
            <text:p>1244.4196452394</text:p>
          </table:table-cell>
          <table:table-cell/>
          <table:table-cell table:style-name="ce4" table:formula="of:=[.F35]" office:value-type="float" office:value="1244.41964680827" calcext:value-type="float">
            <text:p>1244.4196468083</text:p>
          </table:table-cell>
          <table:table-cell/>
          <table:table-cell table:formula="of:=[.M59]/[.O59]" office:value-type="float" office:value="0.999999998739252" calcext:value-type="float">
            <text:p>0.9999999987</text:p>
          </table:table-cell>
          <table:table-cell table:formula="of:=[.M59]-[.O59]" office:value-type="float" office:value="-0.00000156889996105747" calcext:value-type="float">
            <text:p>-1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1927618" calcext:value-type="float">
            <text:p>0.2868186719</text:p>
          </table:table-cell>
          <table:table-cell/>
          <table:table-cell table:style-name="ce4" table:formula="of:=[.F36]" office:value-type="float" office:value="0.286818594125655" calcext:value-type="float">
            <text:p>0.2868185941</text:p>
          </table:table-cell>
          <table:table-cell/>
          <table:table-cell table:formula="of:=[.M60]/[.O60]" office:value-type="float" office:value="1.00000027125844" calcext:value-type="float">
            <text:p>1.0000002713</text:p>
          </table:table-cell>
          <table:table-cell table:formula="of:=[.M60]-[.O60]" office:value-type="float" office:value="0.0000000778019629832372" calcext:value-type="float">
            <text:p>7.7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125687" calcext:value-type="float">
            <text:p>2.2053739613</text:p>
          </table:table-cell>
          <table:table-cell/>
          <table:table-cell table:style-name="ce4" table:formula="of:=[.F37]" office:value-type="float" office:value="2.20537389877217" calcext:value-type="float">
            <text:p>2.2053738988</text:p>
          </table:table-cell>
          <table:table-cell/>
          <table:table-cell table:formula="of:=[.M61]/[.O61]" office:value-type="float" office:value="1.00000002833293" calcext:value-type="float">
            <text:p>1.0000000283</text:p>
          </table:table-cell>
          <table:table-cell table:formula="of:=[.M61]-[.O61]" office:value-type="float" office:value="0.0000000624847000807449" calcext:value-type="float">
            <text:p>6.2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026781" calcext:value-type="float">
            <text:p>0.840017598</text:p>
          </table:table-cell>
          <table:table-cell/>
          <table:table-cell table:style-name="ce4" table:formula="of:=[.F38]" office:value-type="float" office:value="0.840017550854116" calcext:value-type="float">
            <text:p>0.8400175509</text:p>
          </table:table-cell>
          <table:table-cell/>
          <table:table-cell table:formula="of:=[.M62]/[.O62]" office:value-type="float" office:value="1.00000005615676" calcext:value-type="float">
            <text:p>1.0000000562</text:p>
          </table:table-cell>
          <table:table-cell table:formula="of:=[.M62]-[.O62]" office:value-type="float" office:value="0.000000047172664996431" calcext:value-type="float">
            <text:p>4.7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572608" calcext:value-type="float">
            <text:p>847.0499055726</text:p>
          </table:table-cell>
          <table:table-cell/>
          <table:table-cell table:style-name="ce4" table:formula="of:=[.F21]" office:value-type="float" office:value="847.049907056879" calcext:value-type="float">
            <text:p>847.0499070569</text:p>
          </table:table-cell>
          <table:table-cell/>
          <table:table-cell table:formula="of:=[.M69]/[.O69]" office:value-type="float" office:value="0.999999998247717" calcext:value-type="float">
            <text:p>0.9999999982</text:p>
          </table:table-cell>
          <table:table-cell table:formula="of:=[.M69]-[.O69]" office:value-type="float" office:value="-0.00000148427091062331" calcext:value-type="float">
            <text:p>-1.4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09584" calcext:value-type="float">
            <text:p>3129.6692110958</text:p>
          </table:table-cell>
          <table:table-cell/>
          <table:table-cell table:style-name="ce4" table:formula="of:=[.F22]" office:value-type="float" office:value="3129.66920982579" calcext:value-type="float">
            <text:p>3129.6692098258</text:p>
          </table:table-cell>
          <table:table-cell/>
          <table:table-cell table:formula="of:=[.M70]/[.O70]" office:value-type="float" office:value="1.00000000040581" calcext:value-type="float">
            <text:p>1.0000000004</text:p>
          </table:table-cell>
          <table:table-cell table:formula="of:=[.M70]-[.O70]" office:value-type="float" office:value="0.00000127005023387028" calcext:value-type="float">
            <text:p>1.2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3937" calcext:value-type="float">
            <text:p>1244.4196452394</text:p>
          </table:table-cell>
          <table:table-cell/>
          <table:table-cell table:style-name="ce4" table:formula="of:=[.F23]" office:value-type="float" office:value="1244.41964509226" calcext:value-type="float">
            <text:p>1244.4196450923</text:p>
          </table:table-cell>
          <table:table-cell/>
          <table:table-cell table:formula="of:=[.M71]/[.O71]" office:value-type="float" office:value="1.00000000011822" calcext:value-type="float">
            <text:p>1.0000000001</text:p>
          </table:table-cell>
          <table:table-cell table:formula="of:=[.M71]-[.O71]" office:value-type="float" office:value="0.000000147110085890745" calcext:value-type="float">
            <text:p>1.4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71927618" calcext:value-type="float">
            <text:p>0.2868186719</text:p>
          </table:table-cell>
          <table:table-cell/>
          <table:table-cell table:style-name="ce4" table:formula="of:=[.F24]" office:value-type="float" office:value="0.28681872944293" calcext:value-type="float">
            <text:p>0.2868187294</text:p>
          </table:table-cell>
          <table:table-cell/>
          <table:table-cell table:formula="of:=[.M72]/[.O72]" office:value-type="float" office:value="0.999999799471561" calcext:value-type="float">
            <text:p>0.9999997995</text:p>
          </table:table-cell>
          <table:table-cell table:formula="of:=[.M72]-[.O72]" office:value-type="float" office:value="-0.0000000575153120130345" calcext:value-type="float">
            <text:p>-5.7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125687" calcext:value-type="float">
            <text:p>2.2053739613</text:p>
          </table:table-cell>
          <table:table-cell/>
          <table:table-cell table:style-name="ce4" table:formula="of:=[.F25]" office:value-type="float" office:value="2.20537395918002" calcext:value-type="float">
            <text:p>2.2053739592</text:p>
          </table:table-cell>
          <table:table-cell/>
          <table:table-cell table:formula="of:=[.M73]/[.O73]" office:value-type="float" office:value="1.00000000094172" calcext:value-type="float">
            <text:p>1.0000000009</text:p>
          </table:table-cell>
          <table:table-cell table:formula="of:=[.M73]-[.O73]" office:value-type="float" office:value="0.0000000020768498032453" calcext:value-type="float">
            <text:p>2.0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8026781" calcext:value-type="float">
            <text:p>0.840017598</text:p>
          </table:table-cell>
          <table:table-cell/>
          <table:table-cell table:style-name="ce4" table:formula="of:=[.F26]" office:value-type="float" office:value="0.840017608577296" calcext:value-type="float">
            <text:p>0.8400176086</text:p>
          </table:table-cell>
          <table:table-cell/>
          <table:table-cell table:formula="of:=[.M74]/[.O74]" office:value-type="float" office:value="0.999999987440127" calcext:value-type="float">
            <text:p>0.9999999874</text:p>
          </table:table-cell>
          <table:table-cell table:formula="of:=[.M74]-[.O74]" office:value-type="float" office:value="-0.0000000105505149061713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8'.C5]" office:value-type="string" office:string-value="Latitude = " calcext:value-type="string">
            <text:p>Latitude = </text:p>
          </table:table-cell>
          <table:table-cell table:style-name="ce1" table:formula="of:=['After 77 sec tol. 1e-8'.D5]" office:value-type="float" office:value="21" calcext:value-type="float">
            <text:p>21</text:p>
          </table:table-cell>
          <table:table-cell table:style-name="ce1" table:formula="of:=['After 77 sec tol. 1e-8'.E5]" office:value-type="string" office:string-value="Longitude = " calcext:value-type="string">
            <text:p>Longitude = </text:p>
          </table:table-cell>
          <table:table-cell table:style-name="ce1" table:formula="of:=['After 77 sec tol. 1e-8'.F5]" office:value-type="float" office:value="74.5" calcext:value-type="float">
            <text:p>74.5</text:p>
          </table:table-cell>
          <table:table-cell table:style-name="ce1" table:formula="of:=['After 77 sec tol. 1e-8'.G5]" office:value-type="string" office:string-value="FPA = " calcext:value-type="string">
            <text:p>FPA = </text:p>
          </table:table-cell>
          <table:table-cell table:style-name="ce1" table:formula="of:=['After 77 sec tol. 1e-8'.H5]" office:value-type="float" office:value="89" calcext:value-type="float">
            <text:p>89</text:p>
          </table:table-cell>
          <table:table-cell table:style-name="ce1" table:formula="of:=['After 77 sec tol. 1e-8'.I5]" office:value-type="string" office:string-value="Azimuth = " calcext:value-type="string">
            <text:p>Azimuth = </text:p>
          </table:table-cell>
          <table:table-cell table:style-name="ce1" table:formula="of:=['After 77 sec tol. 1e-8'.J5]" office:value-type="float" office:value="90" calcext:value-type="float">
            <text:p>90</text:p>
          </table:table-cell>
          <table:table-cell table:style-name="ce1" table:formula="of:=['After 77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49" calcext:value-type="float">
            <text:p>847.049905389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49" calcext:value-type="float">
            <text:p>847.0499053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441256" calcext:value-type="float">
            <text:p>847.04990544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441256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6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1531" calcext:value-type="float">
            <text:p>3129.669211115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1531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6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2016" calcext:value-type="float">
            <text:p>1244.419645220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201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806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80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7874182" calcext:value-type="float">
            <text:p>0.286818667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7874182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59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59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6759" calcext:value-type="float">
            <text:p>2.205373962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6759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545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545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71249" calcext:value-type="float">
            <text:p>0.840017597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71249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49" calcext:value-type="float">
            <text:p>847.049905389</text:p>
          </table:table-cell>
          <table:table-cell/>
          <table:table-cell table:style-name="ce3" office:value-type="float" office:value="847.049905441256" calcext:value-type="float">
            <text:p>847.0499054413</text:p>
          </table:table-cell>
          <table:table-cell/>
          <table:table-cell table:style-name="ce3" office:value-type="float" office:value="0.999999999938366" calcext:value-type="float">
            <text:p>0.9999999999</text:p>
          </table:table-cell>
          <table:table-cell table:style-name="ce3" office:value-type="float" office:value="-0.0000000522073833053582" calcext:value-type="float">
            <text:p>-5.2207383305358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4088002" calcext:value-type="float">
            <text:p>847.04990408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408800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1531" calcext:value-type="float">
            <text:p>3129.6692111153</text:p>
          </table:table-cell>
          <table:table-cell/>
          <table:table-cell table:style-name="ce3" office:value-type="float" office:value="1.00000000000826" calcext:value-type="float">
            <text:p>1</text:p>
          </table:table-cell>
          <table:table-cell table:style-name="ce3" office:value-type="float" office:value="0.0000000258492036664393" calcext:value-type="float">
            <text:p>2.5849203666439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61993" calcext:value-type="float">
            <text:p>3129.669211619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61993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2016" calcext:value-type="float">
            <text:p>1244.4196452202</text:p>
          </table:table-cell>
          <table:table-cell/>
          <table:table-cell table:style-name="ce3" office:value-type="float" office:value="0.999999999998558" calcext:value-type="float">
            <text:p>1</text:p>
          </table:table-cell>
          <table:table-cell table:style-name="ce3" office:value-type="float" office:value="-0.00000000179420567292254" calcext:value-type="float">
            <text:p>-1.7942056729225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0549" calcext:value-type="float">
            <text:p>1244.419645105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054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06" calcext:value-type="float">
            <text:p>0.2868186661</text:p>
          </table:table-cell>
          <table:table-cell/>
          <table:table-cell table:style-name="ce3" office:value-type="float" office:value="0.286818667874182" calcext:value-type="float">
            <text:p>0.2868186679</text:p>
          </table:table-cell>
          <table:table-cell/>
          <table:table-cell table:style-name="ce3" office:value-type="float" office:value="0.999999993668048" calcext:value-type="float">
            <text:p>0.9999999937</text:p>
          </table:table-cell>
          <table:table-cell table:style-name="ce3" office:value-type="float" office:value="-0.00000000181612197502901" calcext:value-type="float">
            <text:p>-1.81612197502901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22805898" calcext:value-type="float">
            <text:p>0.286818622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22805898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9" calcext:value-type="float">
            <text:p>2.205373963</text:p>
          </table:table-cell>
          <table:table-cell/>
          <table:table-cell table:style-name="ce3" office:value-type="float" office:value="2.2053739626759" calcext:value-type="float">
            <text:p>2.2053739627</text:p>
          </table:table-cell>
          <table:table-cell/>
          <table:table-cell table:style-name="ce3" office:value-type="float" office:value="1.00000000014995" calcext:value-type="float">
            <text:p>1.0000000001</text:p>
          </table:table-cell>
          <table:table-cell table:style-name="ce3" office:value-type="float" office:value="0.000000000330685701044331" calcext:value-type="float">
            <text:p>3.3068570104433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7359667" calcext:value-type="float">
            <text:p>2.20537397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735966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45" calcext:value-type="float">
            <text:p>0.8400175975</text:p>
          </table:table-cell>
          <table:table-cell/>
          <table:table-cell table:style-name="ce3" office:value-type="float" office:value="0.84001759771249" calcext:value-type="float">
            <text:p>0.8400175977</text:p>
          </table:table-cell>
          <table:table-cell/>
          <table:table-cell table:style-name="ce3" office:value-type="float" office:value="0.99999999969412" calcext:value-type="float">
            <text:p>0.9999999997</text:p>
          </table:table-cell>
          <table:table-cell table:style-name="ce3" office:value-type="float" office:value="-0.000000000256944465704123" calcext:value-type="float">
            <text:p>-2.5694446570412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1875979" calcext:value-type="float">
            <text:p>0.840017591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187597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49" calcext:value-type="float">
            <text:p>847.049905389</text:p>
          </table:table-cell>
          <table:table-cell/>
          <table:table-cell table:style-name="ce3" office:value-type="float" office:value="847.049904088002" calcext:value-type="float">
            <text:p>847.049904088</text:p>
          </table:table-cell>
          <table:table-cell/>
          <table:table-cell table:style-name="ce3" office:value-type="float" office:value="1.00000000153597" calcext:value-type="float">
            <text:p>1.0000000015</text:p>
          </table:table-cell>
          <table:table-cell table:style-name="ce3" office:value-type="float" office:value="0.0000013010467228014" calcext:value-type="float">
            <text:p>0.0000013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4088002" calcext:value-type="float">
            <text:p>847.049904088</text:p>
          </table:table-cell>
          <table:table-cell/>
          <table:table-cell table:style-name="ce4" table:formula="of:=[.F21]" office:value-type="float" office:value="847.049905441256" calcext:value-type="float">
            <text:p>847.0499054413</text:p>
          </table:table-cell>
          <table:table-cell/>
          <table:table-cell table:formula="of:=[.M33]/[.O33]" office:value-type="float" office:value="0.999999998402392" calcext:value-type="float">
            <text:p>0.9999999984</text:p>
          </table:table-cell>
          <table:table-cell table:formula="of:=[.M33]-[.O33]" office:value-type="float" office:value="-0.00000135325399241992" calcext:value-type="float">
            <text:p>-1.3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61993" calcext:value-type="float">
            <text:p>3129.6692116199</text:p>
          </table:table-cell>
          <table:table-cell/>
          <table:table-cell table:style-name="ce3" office:value-type="float" office:value="0.999999999847024" calcext:value-type="float">
            <text:p>0.9999999998</text:p>
          </table:table-cell>
          <table:table-cell table:style-name="ce3" office:value-type="float" office:value="-0.000000478763013234129" calcext:value-type="float">
            <text:p>-4.78763013234129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61993" calcext:value-type="float">
            <text:p>3129.6692116199</text:p>
          </table:table-cell>
          <table:table-cell/>
          <table:table-cell table:style-name="ce4" table:formula="of:=[.F22]" office:value-type="float" office:value="3129.66921111531" calcext:value-type="float">
            <text:p>3129.6692111153</text:p>
          </table:table-cell>
          <table:table-cell/>
          <table:table-cell table:formula="of:=[.M34]/[.O34]" office:value-type="float" office:value="1.00000000016124" calcext:value-type="float">
            <text:p>1.0000000002</text:p>
          </table:table-cell>
          <table:table-cell table:formula="of:=[.M34]-[.O34]" office:value-type="float" office:value="0.000000504619947605534" calcext:value-type="float">
            <text:p>5.0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10549" calcext:value-type="float">
            <text:p>1244.4196451055</text:p>
          </table:table-cell>
          <table:table-cell/>
          <table:table-cell table:style-name="ce3" office:value-type="float" office:value="1.0000000000907" calcext:value-type="float">
            <text:p>1.0000000001</text:p>
          </table:table-cell>
          <table:table-cell table:style-name="ce3" office:value-type="float" office:value="0.000000112874658952933" calcext:value-type="float">
            <text:p>1.12874658952933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0549" calcext:value-type="float">
            <text:p>1244.4196451055</text:p>
          </table:table-cell>
          <table:table-cell/>
          <table:table-cell table:style-name="ce4" table:formula="of:=[.F23]" office:value-type="float" office:value="1244.41964522016" calcext:value-type="float">
            <text:p>1244.4196452202</text:p>
          </table:table-cell>
          <table:table-cell/>
          <table:table-cell table:formula="of:=[.M35]/[.O35]" office:value-type="float" office:value="0.999999999907853" calcext:value-type="float">
            <text:p>0.9999999999</text:p>
          </table:table-cell>
          <table:table-cell table:formula="of:=[.M35]-[.O35]" office:value-type="float" office:value="-0.000000114670001494233" calcext:value-type="float">
            <text:p>-1.15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06" calcext:value-type="float">
            <text:p>0.2868186661</text:p>
          </table:table-cell>
          <table:table-cell/>
          <table:table-cell table:style-name="ce3" office:value-type="float" office:value="0.286818622805898" calcext:value-type="float">
            <text:p>0.2868186228</text:p>
          </table:table-cell>
          <table:table-cell/>
          <table:table-cell table:style-name="ce3" office:value-type="float" office:value="1.0000001507997" calcext:value-type="float">
            <text:p>1.0000001508</text:p>
          </table:table-cell>
          <table:table-cell table:style-name="ce3" office:value-type="float" office:value="0.0000000432521620741255" calcext:value-type="float">
            <text:p>4.32521620741255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22805898" calcext:value-type="float">
            <text:p>0.2868186228</text:p>
          </table:table-cell>
          <table:table-cell/>
          <table:table-cell table:style-name="ce4" table:formula="of:=[.F24]" office:value-type="float" office:value="0.286818667874182" calcext:value-type="float">
            <text:p>0.2868186679</text:p>
          </table:table-cell>
          <table:table-cell/>
          <table:table-cell table:formula="of:=[.M36]/[.O36]" office:value-type="float" office:value="0.999999842868373" calcext:value-type="float">
            <text:p>0.9999998429</text:p>
          </table:table-cell>
          <table:table-cell table:formula="of:=[.M36]-[.O36]" office:value-type="float" office:value="-0.0000000450682839936434" calcext:value-type="float">
            <text:p>-4.5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9" calcext:value-type="float">
            <text:p>2.205373963</text:p>
          </table:table-cell>
          <table:table-cell/>
          <table:table-cell table:style-name="ce3" office:value-type="float" office:value="2.20537397359667" calcext:value-type="float">
            <text:p>2.2053739736</text:p>
          </table:table-cell>
          <table:table-cell/>
          <table:table-cell table:style-name="ce3" office:value-type="float" office:value="0.999999995198056" calcext:value-type="float">
            <text:p>0.9999999952</text:p>
          </table:table-cell>
          <table:table-cell table:style-name="ce3" office:value-type="float" office:value="-0.0000000105900812563675" calcext:value-type="float">
            <text:p>-1.05900812563675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7359667" calcext:value-type="float">
            <text:p>2.2053739736</text:p>
          </table:table-cell>
          <table:table-cell/>
          <table:table-cell table:style-name="ce4" table:formula="of:=[.F25]" office:value-type="float" office:value="2.2053739626759" calcext:value-type="float">
            <text:p>2.2053739627</text:p>
          </table:table-cell>
          <table:table-cell/>
          <table:table-cell table:formula="of:=[.M37]/[.O37]" office:value-type="float" office:value="1.00000000495189" calcext:value-type="float">
            <text:p>1.000000005</text:p>
          </table:table-cell>
          <table:table-cell table:formula="of:=[.M37]-[.O37]" office:value-type="float" office:value="0.0000000109207700660363" calcext:value-type="float">
            <text:p>1.0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45" calcext:value-type="float">
            <text:p>0.8400175975</text:p>
          </table:table-cell>
          <table:table-cell/>
          <table:table-cell table:style-name="ce3" office:value-type="float" office:value="0.840017591875979" calcext:value-type="float">
            <text:p>0.8400175919</text:p>
          </table:table-cell>
          <table:table-cell/>
          <table:table-cell table:style-name="ce3" office:value-type="float" office:value="1.0000000066422" calcext:value-type="float">
            <text:p>1.0000000066</text:p>
          </table:table-cell>
          <table:table-cell table:style-name="ce3" office:value-type="float" office:value="0.00000000557956680857785" calcext:value-type="float">
            <text:p>5.57956680857785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1875979" calcext:value-type="float">
            <text:p>0.8400175919</text:p>
          </table:table-cell>
          <table:table-cell/>
          <table:table-cell table:style-name="ce4" table:formula="of:=[.F26]" office:value-type="float" office:value="0.84001759771249" calcext:value-type="float">
            <text:p>0.8400175977</text:p>
          </table:table-cell>
          <table:table-cell/>
          <table:table-cell table:formula="of:=[.M38]/[.O38]" office:value-type="float" office:value="0.999999993051918" calcext:value-type="float">
            <text:p>0.9999999931</text:p>
          </table:table-cell>
          <table:table-cell table:formula="of:=[.M38]-[.O38]" office:value-type="float" office:value="-0.00000000583651094121507" calcext:value-type="float">
            <text:p>-5.8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13686837721616" calcext:value-type="float">
            <text:p>-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49" calcext:value-type="float">
            <text:p>847.049905389</text:p>
          </table:table-cell>
          <table:table-cell/>
          <table:table-cell table:style-name="ce3" office:value-type="float" office:value="847.049905394654" calcext:value-type="float">
            <text:p>847.0499053947</text:p>
          </table:table-cell>
          <table:table-cell/>
          <table:table-cell table:style-name="ce3" office:value-type="float" office:value="0.999999999993382" calcext:value-type="float">
            <text:p>1</text:p>
          </table:table-cell>
          <table:table-cell table:style-name="ce3" office:value-type="float" office:value="-0.000000005605443220702" calcext:value-type="float">
            <text:p>-5.60544322070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94654" calcext:value-type="float">
            <text:p>847.0499053947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9465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3961" calcext:value-type="float">
            <text:p>3129.6692111396</text:p>
          </table:table-cell>
          <table:table-cell/>
          <table:table-cell table:style-name="ce3" office:value-type="float" office:value="1.0000000000005" calcext:value-type="float">
            <text:p>1</text:p>
          </table:table-cell>
          <table:table-cell table:style-name="ce3" office:value-type="float" office:value="0.00000000155432644532993" calcext:value-type="float">
            <text:p>1.55432644532993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3961" calcext:value-type="float">
            <text:p>3129.669211139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396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96" calcext:value-type="float">
            <text:p>1244.419645219</text:p>
          </table:table-cell>
          <table:table-cell/>
          <table:table-cell table:style-name="ce3" office:value-type="float" office:value="0.999999999999517" calcext:value-type="float">
            <text:p>1</text:p>
          </table:table-cell>
          <table:table-cell table:style-name="ce3" office:value-type="float" office:value="-0.000000000600948624196462" calcext:value-type="float">
            <text:p>-6.00948624196462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96" calcext:value-type="float">
            <text:p>1244.41964521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96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06" calcext:value-type="float">
            <text:p>0.2868186661</text:p>
          </table:table-cell>
          <table:table-cell/>
          <table:table-cell table:style-name="ce3" office:value-type="float" office:value="0.286818666239111" calcext:value-type="float">
            <text:p>0.2868186662</text:p>
          </table:table-cell>
          <table:table-cell/>
          <table:table-cell table:style-name="ce3" office:value-type="float" office:value="0.999999999368759" calcext:value-type="float">
            <text:p>0.9999999994</text:p>
          </table:table-cell>
          <table:table-cell table:style-name="ce3" office:value-type="float" office:value="-0.000000000181051729164494" calcext:value-type="float">
            <text:p>-1.81051729164494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239111" calcext:value-type="float">
            <text:p>0.286818666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239111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9" calcext:value-type="float">
            <text:p>2.205373963</text:p>
          </table:table-cell>
          <table:table-cell/>
          <table:table-cell table:style-name="ce3" office:value-type="float" office:value="2.20537396295535" calcext:value-type="float">
            <text:p>2.205373963</text:p>
          </table:table-cell>
          <table:table-cell/>
          <table:table-cell table:style-name="ce3" office:value-type="float" office:value="1.00000000002323" calcext:value-type="float">
            <text:p>1</text:p>
          </table:table-cell>
          <table:table-cell table:style-name="ce3" office:value-type="float" office:value="0.0000000000512359044080313" calcext:value-type="float">
            <text:p>5.1235904408031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5535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5535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45" calcext:value-type="float">
            <text:p>0.8400175975</text:p>
          </table:table-cell>
          <table:table-cell/>
          <table:table-cell table:style-name="ce3" office:value-type="float" office:value="0.840017597474717" calcext:value-type="float">
            <text:p>0.8400175975</text:p>
          </table:table-cell>
          <table:table-cell/>
          <table:table-cell table:style-name="ce3" office:value-type="float" office:value="0.999999999977177" calcext:value-type="float">
            <text:p>1</text:p>
          </table:table-cell>
          <table:table-cell table:style-name="ce3" office:value-type="float" office:value="-0.0000000000191714422115297" calcext:value-type="float">
            <text:p>-1.91714422115297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74717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74717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4654" calcext:value-type="float">
            <text:p>847.0499053947</text:p>
          </table:table-cell>
          <table:table-cell/>
          <table:table-cell table:style-name="ce4" table:formula="of:=[.F33]" office:value-type="float" office:value="847.049904088002" calcext:value-type="float">
            <text:p>847.049904088</text:p>
          </table:table-cell>
          <table:table-cell/>
          <table:table-cell table:formula="of:=[.M57]/[.O57]" office:value-type="float" office:value="1.00000000154259" calcext:value-type="float">
            <text:p>1.0000000015</text:p>
          </table:table-cell>
          <table:table-cell table:formula="of:=[.M57]-[.O57]" office:value-type="float" office:value="0.00000130665205233527" calcext:value-type="float">
            <text:p>1.3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961" calcext:value-type="float">
            <text:p>3129.6692111396</text:p>
          </table:table-cell>
          <table:table-cell/>
          <table:table-cell table:style-name="ce4" table:formula="of:=[.F34]" office:value-type="float" office:value="3129.66921161993" calcext:value-type="float">
            <text:p>3129.6692116199</text:p>
          </table:table-cell>
          <table:table-cell/>
          <table:table-cell table:formula="of:=[.M58]/[.O58]" office:value-type="float" office:value="0.999999999846527" calcext:value-type="float">
            <text:p>0.9999999998</text:p>
          </table:table-cell>
          <table:table-cell table:formula="of:=[.M58]-[.O58]" office:value-type="float" office:value="-0.000000480320068163564" calcext:value-type="float">
            <text:p>-4.8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96" calcext:value-type="float">
            <text:p>1244.419645219</text:p>
          </table:table-cell>
          <table:table-cell/>
          <table:table-cell table:style-name="ce4" table:formula="of:=[.F35]" office:value-type="float" office:value="1244.41964510549" calcext:value-type="float">
            <text:p>1244.4196451055</text:p>
          </table:table-cell>
          <table:table-cell/>
          <table:table-cell table:formula="of:=[.M59]/[.O59]" office:value-type="float" office:value="1.00000000009118" calcext:value-type="float">
            <text:p>1.0000000001</text:p>
          </table:table-cell>
          <table:table-cell table:formula="of:=[.M59]-[.O59]" office:value-type="float" office:value="0.000000113470150608919" calcext:value-type="float">
            <text:p>1.1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39111" calcext:value-type="float">
            <text:p>0.2868186662</text:p>
          </table:table-cell>
          <table:table-cell/>
          <table:table-cell table:style-name="ce4" table:formula="of:=[.F36]" office:value-type="float" office:value="0.286818622805898" calcext:value-type="float">
            <text:p>0.2868186228</text:p>
          </table:table-cell>
          <table:table-cell/>
          <table:table-cell table:formula="of:=[.M60]/[.O60]" office:value-type="float" office:value="1.00000015143094" calcext:value-type="float">
            <text:p>1.0000001514</text:p>
          </table:table-cell>
          <table:table-cell table:formula="of:=[.M60]-[.O60]" office:value-type="float" office:value="0.0000000434332129706228" calcext:value-type="float">
            <text:p>4.3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5535" calcext:value-type="float">
            <text:p>2.205373963</text:p>
          </table:table-cell>
          <table:table-cell/>
          <table:table-cell table:style-name="ce4" table:formula="of:=[.F37]" office:value-type="float" office:value="2.20537397359667" calcext:value-type="float">
            <text:p>2.2053739736</text:p>
          </table:table-cell>
          <table:table-cell/>
          <table:table-cell table:formula="of:=[.M61]/[.O61]" office:value-type="float" office:value="0.999999995174823" calcext:value-type="float">
            <text:p>0.9999999952</text:p>
          </table:table-cell>
          <table:table-cell table:formula="of:=[.M61]-[.O61]" office:value-type="float" office:value="-0.0000000106413202694" calcext:value-type="float">
            <text:p>-1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4717" calcext:value-type="float">
            <text:p>0.8400175975</text:p>
          </table:table-cell>
          <table:table-cell/>
          <table:table-cell table:style-name="ce4" table:formula="of:=[.F38]" office:value-type="float" office:value="0.840017591875979" calcext:value-type="float">
            <text:p>0.8400175919</text:p>
          </table:table-cell>
          <table:table-cell/>
          <table:table-cell table:formula="of:=[.M62]/[.O62]" office:value-type="float" office:value="1.00000000666502" calcext:value-type="float">
            <text:p>1.0000000067</text:p>
          </table:table-cell>
          <table:table-cell table:formula="of:=[.M62]-[.O62]" office:value-type="float" office:value="0.00000000559873802874478" calcext:value-type="float">
            <text:p>5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94654" calcext:value-type="float">
            <text:p>847.0499053947</text:p>
          </table:table-cell>
          <table:table-cell/>
          <table:table-cell table:style-name="ce4" table:formula="of:=[.F21]" office:value-type="float" office:value="847.049905441256" calcext:value-type="float">
            <text:p>847.0499054413</text:p>
          </table:table-cell>
          <table:table-cell/>
          <table:table-cell table:formula="of:=[.M69]/[.O69]" office:value-type="float" office:value="0.999999999944983" calcext:value-type="float">
            <text:p>0.9999999999</text:p>
          </table:table-cell>
          <table:table-cell table:formula="of:=[.M69]-[.O69]" office:value-type="float" office:value="-0.0000000466019400846562" calcext:value-type="float">
            <text:p>-4.6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3961" calcext:value-type="float">
            <text:p>3129.6692111396</text:p>
          </table:table-cell>
          <table:table-cell/>
          <table:table-cell table:style-name="ce4" table:formula="of:=[.F22]" office:value-type="float" office:value="3129.66921111531" calcext:value-type="float">
            <text:p>3129.6692111153</text:p>
          </table:table-cell>
          <table:table-cell/>
          <table:table-cell table:formula="of:=[.M70]/[.O70]" office:value-type="float" office:value="1.00000000000776" calcext:value-type="float">
            <text:p>1</text:p>
          </table:table-cell>
          <table:table-cell table:formula="of:=[.M70]-[.O70]" office:value-type="float" office:value="0.0000000242998794419691" calcext:value-type="float">
            <text:p>2.4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96" calcext:value-type="float">
            <text:p>1244.419645219</text:p>
          </table:table-cell>
          <table:table-cell/>
          <table:table-cell table:style-name="ce4" table:formula="of:=[.F23]" office:value-type="float" office:value="1244.41964522016" calcext:value-type="float">
            <text:p>1244.4196452202</text:p>
          </table:table-cell>
          <table:table-cell/>
          <table:table-cell table:formula="of:=[.M71]/[.O71]" office:value-type="float" office:value="0.999999999999036" calcext:value-type="float">
            <text:p>1</text:p>
          </table:table-cell>
          <table:table-cell table:formula="of:=[.M71]-[.O71]" office:value-type="float" office:value="-0.00000000119985088531394" calcext:value-type="float">
            <text:p>-1.2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239111" calcext:value-type="float">
            <text:p>0.2868186662</text:p>
          </table:table-cell>
          <table:table-cell/>
          <table:table-cell table:style-name="ce4" table:formula="of:=[.F24]" office:value-type="float" office:value="0.286818667874182" calcext:value-type="float">
            <text:p>0.2868186679</text:p>
          </table:table-cell>
          <table:table-cell/>
          <table:table-cell table:formula="of:=[.M72]/[.O72]" office:value-type="float" office:value="0.999999994299287" calcext:value-type="float">
            <text:p>0.9999999943</text:p>
          </table:table-cell>
          <table:table-cell table:formula="of:=[.M72]-[.O72]" office:value-type="float" office:value="-0.00000000163507102302063" calcext:value-type="float">
            <text:p>-1.6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5535" calcext:value-type="float">
            <text:p>2.205373963</text:p>
          </table:table-cell>
          <table:table-cell/>
          <table:table-cell table:style-name="ce4" table:formula="of:=[.F25]" office:value-type="float" office:value="2.2053739626759" calcext:value-type="float">
            <text:p>2.2053739627</text:p>
          </table:table-cell>
          <table:table-cell/>
          <table:table-cell table:formula="of:=[.M73]/[.O73]" office:value-type="float" office:value="1.00000000012671" calcext:value-type="float">
            <text:p>1.0000000001</text:p>
          </table:table-cell>
          <table:table-cell table:formula="of:=[.M73]-[.O73]" office:value-type="float" office:value="0.0000000002794497966363" calcext:value-type="float">
            <text:p>2.7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74717" calcext:value-type="float">
            <text:p>0.8400175975</text:p>
          </table:table-cell>
          <table:table-cell/>
          <table:table-cell table:style-name="ce4" table:formula="of:=[.F26]" office:value-type="float" office:value="0.84001759771249" calcext:value-type="float">
            <text:p>0.8400175977</text:p>
          </table:table-cell>
          <table:table-cell/>
          <table:table-cell table:formula="of:=[.M74]/[.O74]" office:value-type="float" office:value="0.999999999716943" calcext:value-type="float">
            <text:p>0.9999999997</text:p>
          </table:table-cell>
          <table:table-cell table:formula="of:=[.M74]-[.O74]" office:value-type="float" office:value="-0.000000000237772912470291" calcext:value-type="float">
            <text:p>-2.3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0'.C5]" office:value-type="string" office:string-value="Latitude = " calcext:value-type="string">
            <text:p>Latitude = </text:p>
          </table:table-cell>
          <table:table-cell table:style-name="ce1" table:formula="of:=['After 77 sec tol. 1e-10'.D5]" office:value-type="float" office:value="21" calcext:value-type="float">
            <text:p>21</text:p>
          </table:table-cell>
          <table:table-cell table:style-name="ce1" table:formula="of:=['After 77 sec tol. 1e-10'.E5]" office:value-type="string" office:string-value="Longitude = " calcext:value-type="string">
            <text:p>Longitude = </text:p>
          </table:table-cell>
          <table:table-cell table:style-name="ce1" table:formula="of:=['After 77 sec tol. 1e-10'.F5]" office:value-type="float" office:value="74.5" calcext:value-type="float">
            <text:p>74.5</text:p>
          </table:table-cell>
          <table:table-cell table:style-name="ce1" table:formula="of:=['After 77 sec tol. 1e-10'.G5]" office:value-type="string" office:string-value="FPA = " calcext:value-type="string">
            <text:p>FPA = </text:p>
          </table:table-cell>
          <table:table-cell table:style-name="ce1" table:formula="of:=['After 77 sec tol. 1e-10'.H5]" office:value-type="float" office:value="89" calcext:value-type="float">
            <text:p>89</text:p>
          </table:table-cell>
          <table:table-cell table:style-name="ce1" table:formula="of:=['After 77 sec tol. 1e-10'.I5]" office:value-type="string" office:string-value="Azimuth = " calcext:value-type="string">
            <text:p>Azimuth = </text:p>
          </table:table-cell>
          <table:table-cell table:style-name="ce1" table:formula="of:=['After 77 sec tol. 1e-10'.J5]" office:value-type="float" office:value="90" calcext:value-type="float">
            <text:p>90</text:p>
          </table:table-cell>
          <table:table-cell table:style-name="ce1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55" calcext:value-type="float">
            <text:p>847.0499053891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55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8406" calcext:value-type="float">
            <text:p>847.049905398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8406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6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3806" calcext:value-type="float">
            <text:p>3129.669211138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380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6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934" calcext:value-type="float">
            <text:p>1244.419645219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934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8255" calcext:value-type="float">
            <text:p>0.2868186661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8255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365769" calcext:value-type="float">
            <text:p>0.286818666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365769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53" calcext:value-type="float">
            <text:p>2.205373963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53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2534" calcext:value-type="float">
            <text:p>2.205373962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2534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562" calcext:value-type="float">
            <text:p>0.8400175975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562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94803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94803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5" calcext:value-type="float">
            <text:p>847.0499053891</text:p>
          </table:table-cell>
          <table:table-cell/>
          <table:table-cell table:style-name="ce3" office:value-type="float" office:value="847.049905398406" calcext:value-type="float">
            <text:p>847.0499053984</text:p>
          </table:table-cell>
          <table:table-cell/>
          <table:table-cell table:style-name="ce3" office:value-type="float" office:value="0.999999999988961" calcext:value-type="float">
            <text:p>1</text:p>
          </table:table-cell>
          <table:table-cell table:style-name="ce3" office:value-type="float" office:value="-0.00000000935074240260292" calcext:value-type="float">
            <text:p>-9.3507424026029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070204" calcext:value-type="float">
            <text:p>847.049905070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070204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3806" calcext:value-type="float">
            <text:p>3129.6692111381</text:p>
          </table:table-cell>
          <table:table-cell/>
          <table:table-cell table:style-name="ce3" office:value-type="float" office:value="1.00000000000099" calcext:value-type="float">
            <text:p>1</text:p>
          </table:table-cell>
          <table:table-cell table:style-name="ce3" office:value-type="float" office:value="0.00000000310137693304569" calcext:value-type="float">
            <text:p>3.1013769330456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24741" calcext:value-type="float">
            <text:p>3129.669211247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24741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934" calcext:value-type="float">
            <text:p>1244.4196452193</text:p>
          </table:table-cell>
          <table:table-cell/>
          <table:table-cell table:style-name="ce3" office:value-type="float" office:value="0.999999999999215" calcext:value-type="float">
            <text:p>1</text:p>
          </table:table-cell>
          <table:table-cell table:style-name="ce3" office:value-type="float" office:value="-0.000000000977479430730455" calcext:value-type="float">
            <text:p>-0.0000000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1879" calcext:value-type="float">
            <text:p>1244.419645187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187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55" calcext:value-type="float">
            <text:p>0.2868186661</text:p>
          </table:table-cell>
          <table:table-cell/>
          <table:table-cell table:style-name="ce3" office:value-type="float" office:value="0.286818666365769" calcext:value-type="float">
            <text:p>0.2868186664</text:p>
          </table:table-cell>
          <table:table-cell/>
          <table:table-cell table:style-name="ce3" office:value-type="float" office:value="0.999999998927846" calcext:value-type="float">
            <text:p>0.9999999989</text:p>
          </table:table-cell>
          <table:table-cell table:style-name="ce3" office:value-type="float" office:value="-0.000000000307513681185867" calcext:value-type="float">
            <text:p>-3.07513681185867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55575279" calcext:value-type="float">
            <text:p>0.286818655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5557527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292534" calcext:value-type="float">
            <text:p>2.2053739629</text:p>
          </table:table-cell>
          <table:table-cell/>
          <table:table-cell table:style-name="ce3" office:value-type="float" office:value="1.00000000003682" calcext:value-type="float">
            <text:p>1</text:p>
          </table:table-cell>
          <table:table-cell table:style-name="ce3" office:value-type="float" office:value="0.0000000000811946065937263" calcext:value-type="float">
            <text:p>8.1194606593726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572657" calcext:value-type="float">
            <text:p>2.205373965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57265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2" calcext:value-type="float">
            <text:p>0.8400175975</text:p>
          </table:table-cell>
          <table:table-cell/>
          <table:table-cell table:style-name="ce3" office:value-type="float" office:value="0.840017597494803" calcext:value-type="float">
            <text:p>0.8400175975</text:p>
          </table:table-cell>
          <table:table-cell/>
          <table:table-cell table:style-name="ce3" office:value-type="float" office:value="0.999999999953286" calcext:value-type="float">
            <text:p>1</text:p>
          </table:table-cell>
          <table:table-cell table:style-name="ce3" office:value-type="float" office:value="-0.0000000000392407217830737" calcext:value-type="float">
            <text:p>-3.92407217830737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6186325" calcext:value-type="float">
            <text:p>0.840017596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6186325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5" calcext:value-type="float">
            <text:p>847.0499053891</text:p>
          </table:table-cell>
          <table:table-cell/>
          <table:table-cell table:style-name="ce3" office:value-type="float" office:value="847.049905070204" calcext:value-type="float">
            <text:p>847.0499050702</text:p>
          </table:table-cell>
          <table:table-cell/>
          <table:table-cell table:style-name="ce3" office:value-type="float" office:value="1.00000000037643" calcext:value-type="float">
            <text:p>1.0000000004</text:p>
          </table:table-cell>
          <table:table-cell table:style-name="ce3" office:value-type="float" office:value="0.000000318850993608066" calcext:value-type="float">
            <text:p>3.1885099360806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070204" calcext:value-type="float">
            <text:p>847.0499050702</text:p>
          </table:table-cell>
          <table:table-cell/>
          <table:table-cell table:style-name="ce4" table:formula="of:=[.F21]" office:value-type="float" office:value="847.049905398406" calcext:value-type="float">
            <text:p>847.0499053984</text:p>
          </table:table-cell>
          <table:table-cell/>
          <table:table-cell table:formula="of:=[.M33]/[.O33]" office:value-type="float" office:value="0.999999999612535" calcext:value-type="float">
            <text:p>0.9999999996</text:p>
          </table:table-cell>
          <table:table-cell table:formula="of:=[.M33]-[.O33]" office:value-type="float" office:value="-0.000000328202077071182" calcext:value-type="float">
            <text:p>-3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24741" calcext:value-type="float">
            <text:p>3129.6692112474</text:p>
          </table:table-cell>
          <table:table-cell/>
          <table:table-cell table:style-name="ce3" office:value-type="float" office:value="0.99999999996605" calcext:value-type="float">
            <text:p>1</text:p>
          </table:table-cell>
          <table:table-cell table:style-name="ce3" office:value-type="float" office:value="-0.000000106251263787271" calcext:value-type="float">
            <text:p>-1.0625126378727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24741" calcext:value-type="float">
            <text:p>3129.6692112474</text:p>
          </table:table-cell>
          <table:table-cell/>
          <table:table-cell table:style-name="ce4" table:formula="of:=[.F22]" office:value-type="float" office:value="3129.66921113806" calcext:value-type="float">
            <text:p>3129.6692111381</text:p>
          </table:table-cell>
          <table:table-cell/>
          <table:table-cell table:formula="of:=[.M34]/[.O34]" office:value-type="float" office:value="1.00000000003494" calcext:value-type="float">
            <text:p>1</text:p>
          </table:table-cell>
          <table:table-cell table:formula="of:=[.M34]-[.O34]" office:value-type="float" office:value="0.000000109350366983563" calcext:value-type="float">
            <text:p>1.0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1879" calcext:value-type="float">
            <text:p>1244.4196451879</text:p>
          </table:table-cell>
          <table:table-cell/>
          <table:table-cell table:style-name="ce3" office:value-type="float" office:value="1.00000000002448" calcext:value-type="float">
            <text:p>1</text:p>
          </table:table-cell>
          <table:table-cell table:style-name="ce3" office:value-type="float" office:value="0.0000000304680725093931" calcext:value-type="float">
            <text:p>3.046807250939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1879" calcext:value-type="float">
            <text:p>1244.4196451879</text:p>
          </table:table-cell>
          <table:table-cell/>
          <table:table-cell table:style-name="ce4" table:formula="of:=[.F23]" office:value-type="float" office:value="1244.41964521934" calcext:value-type="float">
            <text:p>1244.4196452193</text:p>
          </table:table-cell>
          <table:table-cell/>
          <table:table-cell table:formula="of:=[.M35]/[.O35]" office:value-type="float" office:value="0.999999999974735" calcext:value-type="float">
            <text:p>1</text:p>
          </table:table-cell>
          <table:table-cell table:formula="of:=[.M35]-[.O35]" office:value-type="float" office:value="-0.0000000314400949719129" calcext:value-type="float">
            <text:p>-3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55" calcext:value-type="float">
            <text:p>0.2868186661</text:p>
          </table:table-cell>
          <table:table-cell/>
          <table:table-cell table:style-name="ce3" office:value-type="float" office:value="0.286818655575279" calcext:value-type="float">
            <text:p>0.2868186556</text:p>
          </table:table-cell>
          <table:table-cell/>
          <table:table-cell table:style-name="ce3" office:value-type="float" office:value="1.00000003654914" calcext:value-type="float">
            <text:p>1.0000000365</text:p>
          </table:table-cell>
          <table:table-cell table:style-name="ce3" office:value-type="float" office:value="0.0000000104829755431801" calcext:value-type="float">
            <text:p>1.0482975543180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55575279" calcext:value-type="float">
            <text:p>0.2868186556</text:p>
          </table:table-cell>
          <table:table-cell/>
          <table:table-cell table:style-name="ce4" table:formula="of:=[.F24]" office:value-type="float" office:value="0.286818666365769" calcext:value-type="float">
            <text:p>0.2868186664</text:p>
          </table:table-cell>
          <table:table-cell/>
          <table:table-cell table:formula="of:=[.M36]/[.O36]" office:value-type="float" office:value="0.999999962378704" calcext:value-type="float">
            <text:p>0.9999999624</text:p>
          </table:table-cell>
          <table:table-cell table:formula="of:=[.M36]-[.O36]" office:value-type="float" office:value="-0.0000000107904900015221" calcext:value-type="float">
            <text:p>-1.0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572657" calcext:value-type="float">
            <text:p>2.2053739657</text:p>
          </table:table-cell>
          <table:table-cell/>
          <table:table-cell table:style-name="ce3" office:value-type="float" office:value="0.999999998766632" calcext:value-type="float">
            <text:p>0.9999999988</text:p>
          </table:table-cell>
          <table:table-cell table:style-name="ce3" office:value-type="float" office:value="-0.00000000272003797263665" calcext:value-type="float">
            <text:p>-2.7200379726366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572657" calcext:value-type="float">
            <text:p>2.2053739657</text:p>
          </table:table-cell>
          <table:table-cell/>
          <table:table-cell table:style-name="ce4" table:formula="of:=[.F25]" office:value-type="float" office:value="2.20537396292534" calcext:value-type="float">
            <text:p>2.2053739629</text:p>
          </table:table-cell>
          <table:table-cell/>
          <table:table-cell table:formula="of:=[.M37]/[.O37]" office:value-type="float" office:value="1.00000000127018" calcext:value-type="float">
            <text:p>1.0000000013</text:p>
          </table:table-cell>
          <table:table-cell table:formula="of:=[.M37]-[.O37]" office:value-type="float" office:value="0.00000000280122991469511" calcext:value-type="float">
            <text:p>2.8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2" calcext:value-type="float">
            <text:p>0.8400175975</text:p>
          </table:table-cell>
          <table:table-cell/>
          <table:table-cell table:style-name="ce3" office:value-type="float" office:value="0.840017596186325" calcext:value-type="float">
            <text:p>0.8400175962</text:p>
          </table:table-cell>
          <table:table-cell/>
          <table:table-cell table:style-name="ce3" office:value-type="float" office:value="1.00000000151097" calcext:value-type="float">
            <text:p>1.0000000015</text:p>
          </table:table-cell>
          <table:table-cell table:style-name="ce3" office:value-type="float" office:value="0.00000000126923793697387" calcext:value-type="float">
            <text:p>1.26923793697387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6186325" calcext:value-type="float">
            <text:p>0.8400175962</text:p>
          </table:table-cell>
          <table:table-cell/>
          <table:table-cell table:style-name="ce4" table:formula="of:=[.F26]" office:value-type="float" office:value="0.840017597494803" calcext:value-type="float">
            <text:p>0.8400175975</text:p>
          </table:table-cell>
          <table:table-cell/>
          <table:table-cell table:formula="of:=[.M38]/[.O38]" office:value-type="float" office:value="0.999999998442321" calcext:value-type="float">
            <text:p>0.9999999984</text:p>
          </table:table-cell>
          <table:table-cell table:formula="of:=[.M38]-[.O38]" office:value-type="float" office:value="-0.00000000130847799262313" calcext:value-type="float">
            <text:p>-1.3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5" calcext:value-type="float">
            <text:p>847.0499053891</text:p>
          </table:table-cell>
          <table:table-cell/>
          <table:table-cell table:style-name="ce3" office:value-type="float" office:value="847.049905389967" calcext:value-type="float">
            <text:p>847.04990539</text:p>
          </table:table-cell>
          <table:table-cell/>
          <table:table-cell table:style-name="ce3" office:value-type="float" office:value="0.999999999998924" calcext:value-type="float">
            <text:p>1</text:p>
          </table:table-cell>
          <table:table-cell table:style-name="ce3" office:value-type="float" office:value="-0.000000000911086317501031" calcext:value-type="float">
            <text:p>-9.1108631750103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9967" calcext:value-type="float">
            <text:p>847.0499053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9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09" calcext:value-type="float">
            <text:p>3129.6692111409</text:p>
          </table:table-cell>
          <table:table-cell/>
          <table:table-cell table:style-name="ce3" office:value-type="float" office:value="1.00000000000008" calcext:value-type="float">
            <text:p>1</text:p>
          </table:table-cell>
          <table:table-cell table:style-name="ce3" office:value-type="float" office:value="0.000000000265117705566809" calcext:value-type="float">
            <text:p>2.6511770556680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09" calcext:value-type="float">
            <text:p>3129.669211140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0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48" calcext:value-type="float">
            <text:p>1244.4196452185</text:p>
          </table:table-cell>
          <table:table-cell/>
          <table:table-cell table:style-name="ce3" office:value-type="float" office:value="0.999999999999904" calcext:value-type="float">
            <text:p>1</text:p>
          </table:table-cell>
          <table:table-cell table:style-name="ce3" office:value-type="float" office:value="-0.000000000120053300634027" calcext:value-type="float">
            <text:p>-1.20053300634027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48" calcext:value-type="float">
            <text:p>1244.4196452185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48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55" calcext:value-type="float">
            <text:p>0.2868186661</text:p>
          </table:table-cell>
          <table:table-cell/>
          <table:table-cell table:style-name="ce3" office:value-type="float" office:value="0.286818666087713" calcext:value-type="float">
            <text:p>0.2868186661</text:p>
          </table:table-cell>
          <table:table-cell/>
          <table:table-cell table:style-name="ce3" office:value-type="float" office:value="0.999999999897294" calcext:value-type="float">
            <text:p>0.9999999999</text:p>
          </table:table-cell>
          <table:table-cell table:style-name="ce3" office:value-type="float" office:value="-0.0000000000294581026238916" calcext:value-type="float">
            <text:p>-2.94581026238916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87713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8771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299798" calcext:value-type="float">
            <text:p>2.205373963</text:p>
          </table:table-cell>
          <table:table-cell/>
          <table:table-cell table:style-name="ce3" office:value-type="float" office:value="1.00000000000388" calcext:value-type="float">
            <text:p>1</text:p>
          </table:table-cell>
          <table:table-cell table:style-name="ce3" office:value-type="float" office:value="0.00000000000855626680618116" calcext:value-type="float">
            <text:p>8.55626680618116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29979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29979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2" calcext:value-type="float">
            <text:p>0.8400175975</text:p>
          </table:table-cell>
          <table:table-cell/>
          <table:table-cell table:style-name="ce3" office:value-type="float" office:value="0.840017597459372" calcext:value-type="float">
            <text:p>0.8400175975</text:p>
          </table:table-cell>
          <table:table-cell/>
          <table:table-cell table:style-name="ce3" office:value-type="float" office:value="0.999999999995465" calcext:value-type="float">
            <text:p>1</text:p>
          </table:table-cell>
          <table:table-cell table:style-name="ce3" office:value-type="float" office:value="-0.00000000000380928621979137" calcext:value-type="float">
            <text:p>-3.80928621979137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9372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9372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967" calcext:value-type="float">
            <text:p>847.04990539</text:p>
          </table:table-cell>
          <table:table-cell/>
          <table:table-cell table:style-name="ce4" table:formula="of:=[.F33]" office:value-type="float" office:value="847.049905070204" calcext:value-type="float">
            <text:p>847.0499050702</text:p>
          </table:table-cell>
          <table:table-cell/>
          <table:table-cell table:formula="of:=[.M57]/[.O57]" office:value-type="float" office:value="1.0000000003775" calcext:value-type="float">
            <text:p>1.0000000004</text:p>
          </table:table-cell>
          <table:table-cell table:formula="of:=[.M57]-[.O57]" office:value-type="float" office:value="0.000000319762989420269" calcext:value-type="float">
            <text:p>3.2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9" calcext:value-type="float">
            <text:p>3129.6692111409</text:p>
          </table:table-cell>
          <table:table-cell/>
          <table:table-cell table:style-name="ce4" table:formula="of:=[.F34]" office:value-type="float" office:value="3129.66921124741" calcext:value-type="float">
            <text:p>3129.6692112474</text:p>
          </table:table-cell>
          <table:table-cell/>
          <table:table-cell table:formula="of:=[.M58]/[.O58]" office:value-type="float" office:value="0.999999999965968" calcext:value-type="float">
            <text:p>1</text:p>
          </table:table-cell>
          <table:table-cell table:formula="of:=[.M58]-[.O58]" office:value-type="float" office:value="-0.000000106510015029926" calcext:value-type="float">
            <text:p>-1.0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48" calcext:value-type="float">
            <text:p>1244.4196452185</text:p>
          </table:table-cell>
          <table:table-cell/>
          <table:table-cell table:style-name="ce4" table:formula="of:=[.F35]" office:value-type="float" office:value="1244.4196451879" calcext:value-type="float">
            <text:p>1244.4196451879</text:p>
          </table:table-cell>
          <table:table-cell/>
          <table:table-cell table:formula="of:=[.M59]/[.O59]" office:value-type="float" office:value="1.00000000002457" calcext:value-type="float">
            <text:p>1</text:p>
          </table:table-cell>
          <table:table-cell table:formula="of:=[.M59]-[.O59]" office:value-type="float" office:value="0.0000000305799403577112" calcext:value-type="float">
            <text:p>3.0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7713" calcext:value-type="float">
            <text:p>0.2868186661</text:p>
          </table:table-cell>
          <table:table-cell/>
          <table:table-cell table:style-name="ce4" table:formula="of:=[.F36]" office:value-type="float" office:value="0.286818655575279" calcext:value-type="float">
            <text:p>0.2868186556</text:p>
          </table:table-cell>
          <table:table-cell/>
          <table:table-cell table:formula="of:=[.M60]/[.O60]" office:value-type="float" office:value="1.00000003665185" calcext:value-type="float">
            <text:p>1.0000000367</text:p>
          </table:table-cell>
          <table:table-cell table:formula="of:=[.M60]-[.O60]" office:value-type="float" office:value="0.0000000105124339788709" calcext:value-type="float">
            <text:p>1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98" calcext:value-type="float">
            <text:p>2.205373963</text:p>
          </table:table-cell>
          <table:table-cell/>
          <table:table-cell table:style-name="ce4" table:formula="of:=[.F37]" office:value-type="float" office:value="2.20537396572657" calcext:value-type="float">
            <text:p>2.2053739657</text:p>
          </table:table-cell>
          <table:table-cell/>
          <table:table-cell table:formula="of:=[.M61]/[.O61]" office:value-type="float" office:value="0.999999998762754" calcext:value-type="float">
            <text:p>0.9999999988</text:p>
          </table:table-cell>
          <table:table-cell table:formula="of:=[.M61]-[.O61]" office:value-type="float" office:value="-0.00000000272859024263994" calcext:value-type="float">
            <text:p>-2.73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9372" calcext:value-type="float">
            <text:p>0.8400175975</text:p>
          </table:table-cell>
          <table:table-cell/>
          <table:table-cell table:style-name="ce4" table:formula="of:=[.F38]" office:value-type="float" office:value="0.840017596186325" calcext:value-type="float">
            <text:p>0.8400175962</text:p>
          </table:table-cell>
          <table:table-cell/>
          <table:table-cell table:formula="of:=[.M62]/[.O62]" office:value-type="float" office:value="1.0000000015155" calcext:value-type="float">
            <text:p>1.0000000015</text:p>
          </table:table-cell>
          <table:table-cell table:formula="of:=[.M62]-[.O62]" office:value-type="float" office:value="0.00000000127304700114905" calcext:value-type="float">
            <text:p>1.2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967" calcext:value-type="float">
            <text:p>847.04990539</text:p>
          </table:table-cell>
          <table:table-cell/>
          <table:table-cell table:style-name="ce4" table:formula="of:=[.F21]" office:value-type="float" office:value="847.049905398406" calcext:value-type="float">
            <text:p>847.0499053984</text:p>
          </table:table-cell>
          <table:table-cell/>
          <table:table-cell table:formula="of:=[.M69]/[.O69]" office:value-type="float" office:value="0.999999999990037" calcext:value-type="float">
            <text:p>1</text:p>
          </table:table-cell>
          <table:table-cell table:formula="of:=[.M69]-[.O69]" office:value-type="float" office:value="-0.00000000843908765091328" calcext:value-type="float">
            <text:p>-8.4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09" calcext:value-type="float">
            <text:p>3129.6692111409</text:p>
          </table:table-cell>
          <table:table-cell/>
          <table:table-cell table:style-name="ce4" table:formula="of:=[.F22]" office:value-type="float" office:value="3129.66921113806" calcext:value-type="float">
            <text:p>3129.6692111381</text:p>
          </table:table-cell>
          <table:table-cell/>
          <table:table-cell table:formula="of:=[.M70]/[.O70]" office:value-type="float" office:value="1.00000000000091" calcext:value-type="float">
            <text:p>1</text:p>
          </table:table-cell>
          <table:table-cell table:formula="of:=[.M70]-[.O70]" office:value-type="float" office:value="0.00000000284035195363685" calcext:value-type="float">
            <text:p>2.8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48" calcext:value-type="float">
            <text:p>1244.4196452185</text:p>
          </table:table-cell>
          <table:table-cell/>
          <table:table-cell table:style-name="ce4" table:formula="of:=[.F23]" office:value-type="float" office:value="1244.41964521934" calcext:value-type="float">
            <text:p>1244.4196452193</text:p>
          </table:table-cell>
          <table:table-cell/>
          <table:table-cell table:formula="of:=[.M71]/[.O71]" office:value-type="float" office:value="0.999999999999309" calcext:value-type="float">
            <text:p>1</text:p>
          </table:table-cell>
          <table:table-cell table:formula="of:=[.M71]-[.O71]" office:value-type="float" office:value="-0.000000000860154614201747" calcext:value-type="float">
            <text:p>-8.6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87713" calcext:value-type="float">
            <text:p>0.2868186661</text:p>
          </table:table-cell>
          <table:table-cell/>
          <table:table-cell table:style-name="ce4" table:formula="of:=[.F24]" office:value-type="float" office:value="0.286818666365769" calcext:value-type="float">
            <text:p>0.2868186664</text:p>
          </table:table-cell>
          <table:table-cell/>
          <table:table-cell table:formula="of:=[.M72]/[.O72]" office:value-type="float" office:value="0.999999999030551" calcext:value-type="float">
            <text:p>0.999999999</text:p>
          </table:table-cell>
          <table:table-cell table:formula="of:=[.M72]-[.O72]" office:value-type="float" office:value="-0.000000000278056022651185" calcext:value-type="float">
            <text:p>-2.7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299798" calcext:value-type="float">
            <text:p>2.205373963</text:p>
          </table:table-cell>
          <table:table-cell/>
          <table:table-cell table:style-name="ce4" table:formula="of:=[.F25]" office:value-type="float" office:value="2.20537396292534" calcext:value-type="float">
            <text:p>2.2053739629</text:p>
          </table:table-cell>
          <table:table-cell/>
          <table:table-cell table:formula="of:=[.M73]/[.O73]" office:value-type="float" office:value="1.00000000003294" calcext:value-type="float">
            <text:p>1</text:p>
          </table:table-cell>
          <table:table-cell table:formula="of:=[.M73]-[.O73]" office:value-type="float" office:value="0.0000000000726396720551747" calcext:value-type="float">
            <text:p>7.2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9372" calcext:value-type="float">
            <text:p>0.8400175975</text:p>
          </table:table-cell>
          <table:table-cell/>
          <table:table-cell table:style-name="ce4" table:formula="of:=[.F26]" office:value-type="float" office:value="0.840017597494803" calcext:value-type="float">
            <text:p>0.8400175975</text:p>
          </table:table-cell>
          <table:table-cell/>
          <table:table-cell table:formula="of:=[.M74]/[.O74]" office:value-type="float" office:value="0.999999999957821" calcext:value-type="float">
            <text:p>1</text:p>
          </table:table-cell>
          <table:table-cell table:formula="of:=[.M74]-[.O74]" office:value-type="float" office:value="-0.0000000000354309914740725" calcext:value-type="float">
            <text:p>-3.54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1'.C5]" office:value-type="string" office:string-value="Latitude = " calcext:value-type="string">
            <text:p>Latitude = </text:p>
          </table:table-cell>
          <table:table-cell table:style-name="ce1" table:formula="of:=['After 77 sec tol. 1e-11'.D5]" office:value-type="float" office:value="21" calcext:value-type="float">
            <text:p>21</text:p>
          </table:table-cell>
          <table:table-cell table:style-name="ce1" table:formula="of:=['After 77 sec tol. 1e-11'.E5]" office:value-type="string" office:string-value="Longitude = " calcext:value-type="string">
            <text:p>Longitude = </text:p>
          </table:table-cell>
          <table:table-cell table:style-name="ce1" table:formula="of:=['After 77 sec tol. 1e-11'.F5]" office:value-type="float" office:value="74.5" calcext:value-type="float">
            <text:p>74.5</text:p>
          </table:table-cell>
          <table:table-cell table:style-name="ce1" table:formula="of:=['After 77 sec tol. 1e-11'.G5]" office:value-type="string" office:string-value="FPA = " calcext:value-type="string">
            <text:p>FPA = </text:p>
          </table:table-cell>
          <table:table-cell table:style-name="ce1" table:formula="of:=['After 77 sec tol. 1e-11'.H5]" office:value-type="float" office:value="89" calcext:value-type="float">
            <text:p>89</text:p>
          </table:table-cell>
          <table:table-cell table:style-name="ce1" table:formula="of:=['After 77 sec tol. 1e-11'.I5]" office:value-type="string" office:string-value="Azimuth = " calcext:value-type="string">
            <text:p>Azimuth = </text:p>
          </table:table-cell>
          <table:table-cell table:style-name="ce1" table:formula="of:=['After 77 sec tol. 1e-11'.J5]" office:value-type="float" office:value="90" calcext:value-type="float">
            <text:p>90</text:p>
          </table:table-cell>
          <table:table-cell table:style-name="ce1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54" calcext:value-type="float">
            <text:p>847.0499053891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54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1438" calcext:value-type="float">
            <text:p>847.04990539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1438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5" calcext:value-type="float">
            <text:p>3129.6692111412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5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42" calcext:value-type="float">
            <text:p>3129.66921114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42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6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63" calcext:value-type="float">
            <text:p>1244.419645218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63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825" calcext:value-type="float">
            <text:p>0.2868186661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825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135964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135964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53" calcext:value-type="float">
            <text:p>2.205373963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53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8518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8518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574" calcext:value-type="float">
            <text:p>0.840017597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574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65113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65113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91438" calcext:value-type="float">
            <text:p>847.0499053914</text:p>
          </table:table-cell>
          <table:table-cell/>
          <table:table-cell table:style-name="ce3" office:value-type="float" office:value="0.999999999997186" calcext:value-type="float">
            <text:p>1</text:p>
          </table:table-cell>
          <table:table-cell table:style-name="ce3" office:value-type="float" office:value="-0.00000000238321717915824" calcext:value-type="float">
            <text:p>-2.38321717915824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25147" calcext:value-type="float">
            <text:p>847.049905325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2514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042" calcext:value-type="float">
            <text:p>3129.6692111404</text:p>
          </table:table-cell>
          <table:table-cell/>
          <table:table-cell table:style-name="ce3" office:value-type="float" office:value="1.00000000000023" calcext:value-type="float">
            <text:p>1</text:p>
          </table:table-cell>
          <table:table-cell table:style-name="ce3" office:value-type="float" office:value="0.000000000728960003471002" calcext:value-type="float">
            <text:p>7.28960003471002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6166" calcext:value-type="float">
            <text:p>3129.669211161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6166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63" calcext:value-type="float">
            <text:p>1244.4196452186</text:p>
          </table:table-cell>
          <table:table-cell/>
          <table:table-cell table:style-name="ce3" office:value-type="float" office:value="0.999999999999787" calcext:value-type="float">
            <text:p>1</text:p>
          </table:table-cell>
          <table:table-cell table:style-name="ce3" office:value-type="float" office:value="-0.000000000264890331891365" calcext:value-type="float">
            <text:p>-2.6489033189136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205" calcext:value-type="float">
            <text:p>1244.419645212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205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5" calcext:value-type="float">
            <text:p>0.2868186661</text:p>
          </table:table-cell>
          <table:table-cell/>
          <table:table-cell table:style-name="ce3" office:value-type="float" office:value="0.286818666135964" calcext:value-type="float">
            <text:p>0.2868186661</text:p>
          </table:table-cell>
          <table:table-cell/>
          <table:table-cell table:style-name="ce3" office:value-type="float" office:value="0.999999999729047" calcext:value-type="float">
            <text:p>0.9999999997</text:p>
          </table:table-cell>
          <table:table-cell table:style-name="ce3" office:value-type="float" office:value="-0.0000000000777143904784339" calcext:value-type="float">
            <text:p>-7.77143904784339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396547" calcext:value-type="float">
            <text:p>0.28681866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396547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298518" calcext:value-type="float">
            <text:p>2.205373963</text:p>
          </table:table-cell>
          <table:table-cell/>
          <table:table-cell table:style-name="ce3" office:value-type="float" office:value="1.00000000000968" calcext:value-type="float">
            <text:p>1</text:p>
          </table:table-cell>
          <table:table-cell table:style-name="ce3" office:value-type="float" office:value="0.0000000000213509210311713" calcext:value-type="float">
            <text:p>2.13509210311713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56068" calcext:value-type="float">
            <text:p>2.205373963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560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74" calcext:value-type="float">
            <text:p>0.8400175975</text:p>
          </table:table-cell>
          <table:table-cell/>
          <table:table-cell table:style-name="ce3" office:value-type="float" office:value="0.840017597465113" calcext:value-type="float">
            <text:p>0.8400175975</text:p>
          </table:table-cell>
          <table:table-cell/>
          <table:table-cell table:style-name="ce3" office:value-type="float" office:value="0.999999999988644" calcext:value-type="float">
            <text:p>1</text:p>
          </table:table-cell>
          <table:table-cell table:style-name="ce3" office:value-type="float" office:value="-0.00000000000953892520527688" calcext:value-type="float">
            <text:p>-9.5389252052768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207991" calcext:value-type="float">
            <text:p>0.840017597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207991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25147" calcext:value-type="float">
            <text:p>847.0499053251</text:p>
          </table:table-cell>
          <table:table-cell/>
          <table:table-cell table:style-name="ce3" office:value-type="float" office:value="1.00000000007545" calcext:value-type="float">
            <text:p>1.0000000001</text:p>
          </table:table-cell>
          <table:table-cell table:style-name="ce3" office:value-type="float" office:value="0.0000000639078052699915" calcext:value-type="float">
            <text:p>6.3907805269991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25147" calcext:value-type="float">
            <text:p>847.0499053251</text:p>
          </table:table-cell>
          <table:table-cell/>
          <table:table-cell table:style-name="ce4" table:formula="of:=[.F21]" office:value-type="float" office:value="847.049905391438" calcext:value-type="float">
            <text:p>847.0499053914</text:p>
          </table:table-cell>
          <table:table-cell/>
          <table:table-cell table:formula="of:=[.M33]/[.O33]" office:value-type="float" office:value="0.999999999921739" calcext:value-type="float">
            <text:p>0.9999999999</text:p>
          </table:table-cell>
          <table:table-cell table:formula="of:=[.M33]-[.O33]" office:value-type="float" office:value="-0.000000066290908762312" calcext:value-type="float">
            <text:p>-6.6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6166" calcext:value-type="float">
            <text:p>3129.6692111617</text:p>
          </table:table-cell>
          <table:table-cell/>
          <table:table-cell table:style-name="ce3" office:value-type="float" office:value="0.999999999993447" calcext:value-type="float">
            <text:p>1</text:p>
          </table:table-cell>
          <table:table-cell table:style-name="ce3" office:value-type="float" office:value="-0.0000000205100150196813" calcext:value-type="float">
            <text:p>-2.0510015019681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6166" calcext:value-type="float">
            <text:p>3129.6692111617</text:p>
          </table:table-cell>
          <table:table-cell/>
          <table:table-cell table:style-name="ce4" table:formula="of:=[.F22]" office:value-type="float" office:value="3129.66921114042" calcext:value-type="float">
            <text:p>3129.6692111404</text:p>
          </table:table-cell>
          <table:table-cell/>
          <table:table-cell table:formula="of:=[.M34]/[.O34]" office:value-type="float" office:value="1.00000000000679" calcext:value-type="float">
            <text:p>1</text:p>
          </table:table-cell>
          <table:table-cell table:formula="of:=[.M34]-[.O34]" office:value-type="float" office:value="0.0000000212398845178541" calcext:value-type="float">
            <text:p>2.1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205" calcext:value-type="float">
            <text:p>1244.4196452121</text:p>
          </table:table-cell>
          <table:table-cell/>
          <table:table-cell table:style-name="ce3" office:value-type="float" office:value="1.00000000000508" calcext:value-type="float">
            <text:p>1</text:p>
          </table:table-cell>
          <table:table-cell table:style-name="ce3" office:value-type="float" office:value="0.00000000631575858278666" calcext:value-type="float">
            <text:p>6.31575858278666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205" calcext:value-type="float">
            <text:p>1244.4196452121</text:p>
          </table:table-cell>
          <table:table-cell/>
          <table:table-cell table:style-name="ce4" table:formula="of:=[.F23]" office:value-type="float" office:value="1244.41964521863" calcext:value-type="float">
            <text:p>1244.4196452186</text:p>
          </table:table-cell>
          <table:table-cell/>
          <table:table-cell table:formula="of:=[.M35]/[.O35]" office:value-type="float" office:value="0.999999999994712" calcext:value-type="float">
            <text:p>1</text:p>
          </table:table-cell>
          <table:table-cell table:formula="of:=[.M35]-[.O35]" office:value-type="float" office:value="-0.00000000657996679365169" calcext:value-type="float">
            <text:p>-6.5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5" calcext:value-type="float">
            <text:p>0.2868186661</text:p>
          </table:table-cell>
          <table:table-cell/>
          <table:table-cell table:style-name="ce3" office:value-type="float" office:value="0.28681866396547" calcext:value-type="float">
            <text:p>0.286818664</text:p>
          </table:table-cell>
          <table:table-cell/>
          <table:table-cell table:style-name="ce3" office:value-type="float" office:value="1.00000000729652" calcext:value-type="float">
            <text:p>1.0000000073</text:p>
          </table:table-cell>
          <table:table-cell table:style-name="ce3" office:value-type="float" office:value="0.00000000209277956075837" calcext:value-type="float">
            <text:p>2.09277956075837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396547" calcext:value-type="float">
            <text:p>0.286818664</text:p>
          </table:table-cell>
          <table:table-cell/>
          <table:table-cell table:style-name="ce4" table:formula="of:=[.F24]" office:value-type="float" office:value="0.286818666135964" calcext:value-type="float">
            <text:p>0.2868186661</text:p>
          </table:table-cell>
          <table:table-cell/>
          <table:table-cell table:formula="of:=[.M36]/[.O36]" office:value-type="float" office:value="0.999999992432522" calcext:value-type="float">
            <text:p>0.9999999924</text:p>
          </table:table-cell>
          <table:table-cell table:formula="of:=[.M36]-[.O36]" office:value-type="float" office:value="-0.00000000217049400674796" calcext:value-type="float">
            <text:p>-2.1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356068" calcext:value-type="float">
            <text:p>2.2053739636</text:p>
          </table:table-cell>
          <table:table-cell/>
          <table:table-cell table:style-name="ce3" office:value-type="float" office:value="0.999999999748732" calcext:value-type="float">
            <text:p>0.9999999997</text:p>
          </table:table-cell>
          <table:table-cell table:style-name="ce3" office:value-type="float" office:value="-0.000000000554140733299846" calcext:value-type="float">
            <text:p>-5.54140733299846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56068" calcext:value-type="float">
            <text:p>2.2053739636</text:p>
          </table:table-cell>
          <table:table-cell/>
          <table:table-cell table:style-name="ce4" table:formula="of:=[.F25]" office:value-type="float" office:value="2.20537396298518" calcext:value-type="float">
            <text:p>2.205373963</text:p>
          </table:table-cell>
          <table:table-cell/>
          <table:table-cell table:formula="of:=[.M37]/[.O37]" office:value-type="float" office:value="1.00000000026095" calcext:value-type="float">
            <text:p>1.0000000003</text:p>
          </table:table-cell>
          <table:table-cell table:formula="of:=[.M37]-[.O37]" office:value-type="float" office:value="0.000000000575500092026005" calcext:value-type="float">
            <text:p>5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74" calcext:value-type="float">
            <text:p>0.8400175975</text:p>
          </table:table-cell>
          <table:table-cell/>
          <table:table-cell table:style-name="ce3" office:value-type="float" office:value="0.840017597207991" calcext:value-type="float">
            <text:p>0.8400175972</text:p>
          </table:table-cell>
          <table:table-cell/>
          <table:table-cell table:style-name="ce3" office:value-type="float" office:value="1.00000000029474" calcext:value-type="float">
            <text:p>1.0000000003</text:p>
          </table:table-cell>
          <table:table-cell table:style-name="ce3" office:value-type="float" office:value="0.000000000247583398227391" calcext:value-type="float">
            <text:p>2.4758339822739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207991" calcext:value-type="float">
            <text:p>0.8400175972</text:p>
          </table:table-cell>
          <table:table-cell/>
          <table:table-cell table:style-name="ce4" table:formula="of:=[.F26]" office:value-type="float" office:value="0.840017597465113" calcext:value-type="float">
            <text:p>0.8400175975</text:p>
          </table:table-cell>
          <table:table-cell/>
          <table:table-cell table:formula="of:=[.M38]/[.O38]" office:value-type="float" office:value="0.999999999693909" calcext:value-type="float">
            <text:p>0.9999999997</text:p>
          </table:table-cell>
          <table:table-cell table:formula="of:=[.M38]-[.O38]" office:value-type="float" office:value="-0.000000000257121990365761" calcext:value-type="float">
            <text:p>-2.57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88867" calcext:value-type="float">
            <text:p>847.0499053889</text:p>
          </table:table-cell>
          <table:table-cell/>
          <table:table-cell table:style-name="ce3" office:value-type="float" office:value="1.00000000000022" calcext:value-type="float">
            <text:p>1</text:p>
          </table:table-cell>
          <table:table-cell table:style-name="ce3" office:value-type="float" office:value="0.000000000187583282240666" calcext:value-type="float">
            <text:p>1.8758328224066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867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5" calcext:value-type="float">
            <text:p>3129.6692111412</text:p>
          </table:table-cell>
          <table:table-cell/>
          <table:table-cell table:style-name="ce3" office:value-type="float" office:value="3129.66921114119" calcext:value-type="float">
            <text:p>3129.6692111412</text:p>
          </table:table-cell>
          <table:table-cell/>
          <table:table-cell table:style-name="ce3" office:value-type="float" office:value="0.999999999999987" calcext:value-type="float">
            <text:p>1</text:p>
          </table:table-cell>
          <table:table-cell table:style-name="ce3" office:value-type="float" office:value="-0.0000000000395630195271224" calcext:value-type="float">
            <text:p>-3.95630195271224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119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9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39" calcext:value-type="float">
            <text:p>1244.4196452184</text:p>
          </table:table-cell>
          <table:table-cell/>
          <table:table-cell table:style-name="ce3" office:value-type="float" office:value="0.999999999999981" calcext:value-type="float">
            <text:p>1</text:p>
          </table:table-cell>
          <table:table-cell table:style-name="ce3" office:value-type="float" office:value="-0.0000000000241016095969826" calcext:value-type="float">
            <text:p>-2.4101609596982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9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9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5" calcext:value-type="float">
            <text:p>0.2868186661</text:p>
          </table:table-cell>
          <table:table-cell/>
          <table:table-cell table:style-name="ce3" office:value-type="float" office:value="0.286818666052183" calcext:value-type="float">
            <text:p>0.2868186661</text:p>
          </table:table-cell>
          <table:table-cell/>
          <table:table-cell table:style-name="ce3" office:value-type="float" office:value="1.00000000002115" calcext:value-type="float">
            <text:p>1</text:p>
          </table:table-cell>
          <table:table-cell table:style-name="ce3" office:value-type="float" office:value="0.00000000000606703576266909" calcext:value-type="float">
            <text:p>6.0670357626690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2183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218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300768" calcext:value-type="float">
            <text:p>2.205373963</text:p>
          </table:table-cell>
          <table:table-cell/>
          <table:table-cell table:style-name="ce3" office:value-type="float" office:value="0.999999999999482" calcext:value-type="float">
            <text:p>1</text:p>
          </table:table-cell>
          <table:table-cell table:style-name="ce3" office:value-type="float" office:value="-0.00000000000114352971536391" calcext:value-type="float">
            <text:p>-1.1435297153639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300768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7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74" calcext:value-type="float">
            <text:p>0.8400175975</text:p>
          </table:table-cell>
          <table:table-cell/>
          <table:table-cell table:style-name="ce3" office:value-type="float" office:value="0.84001759745633" calcext:value-type="float">
            <text:p>0.8400175975</text:p>
          </table:table-cell>
          <table:table-cell/>
          <table:table-cell table:style-name="ce3" office:value-type="float" office:value="0.9999999999991" calcext:value-type="float">
            <text:p>1</text:p>
          </table:table-cell>
          <table:table-cell table:style-name="ce3" office:value-type="float" office:value="-0.000000000000756283924374657" calcext:value-type="float">
            <text:p>-7.5628392437465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633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63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27897692436818" calcext:value-type="float">
            <text:p>-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33]" office:value-type="float" office:value="847.049905325147" calcext:value-type="float">
            <text:p>847.0499053251</text:p>
          </table:table-cell>
          <table:table-cell/>
          <table:table-cell table:formula="of:=[.M57]/[.O57]" office:value-type="float" office:value="1.00000000007523" calcext:value-type="float">
            <text:p>1.0000000001</text:p>
          </table:table-cell>
          <table:table-cell table:formula="of:=[.M57]-[.O57]" office:value-type="float" office:value="0.0000000637199946140754" calcext:value-type="float">
            <text:p>6.3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9" calcext:value-type="float">
            <text:p>3129.6692111412</text:p>
          </table:table-cell>
          <table:table-cell/>
          <table:table-cell table:style-name="ce4" table:formula="of:=[.F34]" office:value-type="float" office:value="3129.66921116166" calcext:value-type="float">
            <text:p>3129.6692111617</text:p>
          </table:table-cell>
          <table:table-cell/>
          <table:table-cell table:formula="of:=[.M58]/[.O58]" office:value-type="float" office:value="0.999999999993459" calcext:value-type="float">
            <text:p>1</text:p>
          </table:table-cell>
          <table:table-cell table:formula="of:=[.M58]-[.O58]" office:value-type="float" office:value="-0.0000000204699972528033" calcext:value-type="float">
            <text:p>-2.0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9" calcext:value-type="float">
            <text:p>1244.4196452184</text:p>
          </table:table-cell>
          <table:table-cell/>
          <table:table-cell table:style-name="ce4" table:formula="of:=[.F35]" office:value-type="float" office:value="1244.41964521205" calcext:value-type="float">
            <text:p>1244.4196452121</text:p>
          </table:table-cell>
          <table:table-cell/>
          <table:table-cell table:formula="of:=[.M59]/[.O59]" office:value-type="float" office:value="1.00000000000509" calcext:value-type="float">
            <text:p>1</text:p>
          </table:table-cell>
          <table:table-cell table:formula="of:=[.M59]-[.O59]" office:value-type="float" office:value="0.00000000634008756605908" calcext:value-type="float">
            <text:p>6.3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2183" calcext:value-type="float">
            <text:p>0.2868186661</text:p>
          </table:table-cell>
          <table:table-cell/>
          <table:table-cell table:style-name="ce4" table:formula="of:=[.F36]" office:value-type="float" office:value="0.28681866396547" calcext:value-type="float">
            <text:p>0.286818664</text:p>
          </table:table-cell>
          <table:table-cell/>
          <table:table-cell table:formula="of:=[.M60]/[.O60]" office:value-type="float" office:value="1.00000000727537" calcext:value-type="float">
            <text:p>1.0000000073</text:p>
          </table:table-cell>
          <table:table-cell table:formula="of:=[.M60]-[.O60]" office:value-type="float" office:value="0.00000000208671302459607" calcext:value-type="float">
            <text:p>2.0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68" calcext:value-type="float">
            <text:p>2.205373963</text:p>
          </table:table-cell>
          <table:table-cell/>
          <table:table-cell table:style-name="ce4" table:formula="of:=[.F37]" office:value-type="float" office:value="2.20537396356068" calcext:value-type="float">
            <text:p>2.2053739636</text:p>
          </table:table-cell>
          <table:table-cell/>
          <table:table-cell table:formula="of:=[.M61]/[.O61]" office:value-type="float" office:value="0.999999999749249" calcext:value-type="float">
            <text:p>0.9999999997</text:p>
          </table:table-cell>
          <table:table-cell table:formula="of:=[.M61]-[.O61]" office:value-type="float" office:value="-0.000000000552999868119741" calcext:value-type="float">
            <text:p>-5.53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633" calcext:value-type="float">
            <text:p>0.8400175975</text:p>
          </table:table-cell>
          <table:table-cell/>
          <table:table-cell table:style-name="ce4" table:formula="of:=[.F38]" office:value-type="float" office:value="0.840017597207991" calcext:value-type="float">
            <text:p>0.8400175972</text:p>
          </table:table-cell>
          <table:table-cell/>
          <table:table-cell table:formula="of:=[.M62]/[.O62]" office:value-type="float" office:value="1.00000000029564" calcext:value-type="float">
            <text:p>1.0000000003</text:p>
          </table:table-cell>
          <table:table-cell table:formula="of:=[.M62]-[.O62]" office:value-type="float" office:value="0.000000000248338904995649" calcext:value-type="float">
            <text:p>2.4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867" calcext:value-type="float">
            <text:p>847.0499053889</text:p>
          </table:table-cell>
          <table:table-cell/>
          <table:table-cell table:style-name="ce4" table:formula="of:=[.F21]" office:value-type="float" office:value="847.049905391438" calcext:value-type="float">
            <text:p>847.0499053914</text:p>
          </table:table-cell>
          <table:table-cell/>
          <table:table-cell table:formula="of:=[.M69]/[.O69]" office:value-type="float" office:value="0.999999999996965" calcext:value-type="float">
            <text:p>1</text:p>
          </table:table-cell>
          <table:table-cell table:formula="of:=[.M69]-[.O69]" office:value-type="float" office:value="-0.00000000257091414823662" calcext:value-type="float">
            <text:p>-2.5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9" calcext:value-type="float">
            <text:p>3129.6692111412</text:p>
          </table:table-cell>
          <table:table-cell/>
          <table:table-cell table:style-name="ce4" table:formula="of:=[.F22]" office:value-type="float" office:value="3129.66921114042" calcext:value-type="float">
            <text:p>3129.6692111404</text:p>
          </table:table-cell>
          <table:table-cell/>
          <table:table-cell table:formula="of:=[.M70]/[.O70]" office:value-type="float" office:value="1.00000000000025" calcext:value-type="float">
            <text:p>1</text:p>
          </table:table-cell>
          <table:table-cell table:formula="of:=[.M70]-[.O70]" office:value-type="float" office:value="0.000000000769887265050784" calcext:value-type="float">
            <text:p>7.7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9" calcext:value-type="float">
            <text:p>1244.4196452184</text:p>
          </table:table-cell>
          <table:table-cell/>
          <table:table-cell table:style-name="ce4" table:formula="of:=[.F23]" office:value-type="float" office:value="1244.41964521863" calcext:value-type="float">
            <text:p>1244.4196452186</text:p>
          </table:table-cell>
          <table:table-cell/>
          <table:table-cell table:formula="of:=[.M71]/[.O71]" office:value-type="float" office:value="0.999999999999807" calcext:value-type="float">
            <text:p>1</text:p>
          </table:table-cell>
          <table:table-cell table:formula="of:=[.M71]-[.O71]" office:value-type="float" office:value="-0.00000000023987922759261" calcext:value-type="float">
            <text:p>-2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2183" calcext:value-type="float">
            <text:p>0.2868186661</text:p>
          </table:table-cell>
          <table:table-cell/>
          <table:table-cell table:style-name="ce4" table:formula="of:=[.F24]" office:value-type="float" office:value="0.286818666135964" calcext:value-type="float">
            <text:p>0.2868186661</text:p>
          </table:table-cell>
          <table:table-cell/>
          <table:table-cell table:formula="of:=[.M72]/[.O72]" office:value-type="float" office:value="0.999999999707896" calcext:value-type="float">
            <text:p>0.9999999997</text:p>
          </table:table-cell>
          <table:table-cell table:formula="of:=[.M72]-[.O72]" office:value-type="float" office:value="-0.0000000000837809821518931" calcext:value-type="float">
            <text:p>-8.3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68" calcext:value-type="float">
            <text:p>2.205373963</text:p>
          </table:table-cell>
          <table:table-cell/>
          <table:table-cell table:style-name="ce4" table:formula="of:=[.F25]" office:value-type="float" office:value="2.20537396298518" calcext:value-type="float">
            <text:p>2.205373963</text:p>
          </table:table-cell>
          <table:table-cell/>
          <table:table-cell table:formula="of:=[.M73]/[.O73]" office:value-type="float" office:value="1.0000000000102" calcext:value-type="float">
            <text:p>1</text:p>
          </table:table-cell>
          <table:table-cell table:formula="of:=[.M73]-[.O73]" office:value-type="float" office:value="0.0000000000225002239062633" calcext:value-type="float">
            <text:p>2.2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633" calcext:value-type="float">
            <text:p>0.8400175975</text:p>
          </table:table-cell>
          <table:table-cell/>
          <table:table-cell table:style-name="ce4" table:formula="of:=[.F26]" office:value-type="float" office:value="0.840017597465113" calcext:value-type="float">
            <text:p>0.8400175975</text:p>
          </table:table-cell>
          <table:table-cell/>
          <table:table-cell table:formula="of:=[.M74]/[.O74]" office:value-type="float" office:value="0.999999999989544" calcext:value-type="float">
            <text:p>1</text:p>
          </table:table-cell>
          <table:table-cell table:formula="of:=[.M74]-[.O74]" office:value-type="float" office:value="-0.00000000000878308537011208" calcext:value-type="float">
            <text:p>-8.7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2'.C5]" office:value-type="string" office:string-value="Latitude = " calcext:value-type="string">
            <text:p>Latitude = </text:p>
          </table:table-cell>
          <table:table-cell table:style-name="ce1" table:formula="of:=['After 77 sec tol. 1e-12'.D5]" office:value-type="float" office:value="21" calcext:value-type="float">
            <text:p>21</text:p>
          </table:table-cell>
          <table:table-cell table:style-name="ce1" table:formula="of:=['After 77 sec tol. 1e-12'.E5]" office:value-type="string" office:string-value="Longitude = " calcext:value-type="string">
            <text:p>Longitude = </text:p>
          </table:table-cell>
          <table:table-cell table:style-name="ce1" table:formula="of:=['After 77 sec tol. 1e-12'.F5]" office:value-type="float" office:value="74.5" calcext:value-type="float">
            <text:p>74.5</text:p>
          </table:table-cell>
          <table:table-cell table:style-name="ce1" table:formula="of:=['After 77 sec tol. 1e-12'.G5]" office:value-type="string" office:string-value="FPA = " calcext:value-type="string">
            <text:p>FPA = </text:p>
          </table:table-cell>
          <table:table-cell table:style-name="ce1" table:formula="of:=['After 77 sec tol. 1e-12'.H5]" office:value-type="float" office:value="89" calcext:value-type="float">
            <text:p>89</text:p>
          </table:table-cell>
          <table:table-cell table:style-name="ce1" table:formula="of:=['After 77 sec tol. 1e-12'.I5]" office:value-type="string" office:string-value="Azimuth = " calcext:value-type="string">
            <text:p>Azimuth = </text:p>
          </table:table-cell>
          <table:table-cell table:style-name="ce1" table:formula="of:=['After 77 sec tol. 1e-12'.J5]" office:value-type="float" office:value="90" calcext:value-type="float">
            <text:p>90</text:p>
          </table:table-cell>
          <table:table-cell table:style-name="ce1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54" calcext:value-type="float">
            <text:p>847.0499053891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54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90082" calcext:value-type="float">
            <text:p>847.0499053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90082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6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086" calcext:value-type="float">
            <text:p>3129.669211140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08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6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48" calcext:value-type="float">
            <text:p>1244.419645218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48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8262" calcext:value-type="float">
            <text:p>0.2868186661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8262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91588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91588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53" calcext:value-type="float">
            <text:p>2.205373963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53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299724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299724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566" calcext:value-type="float">
            <text:p>0.8400175975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566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9452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9452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90082" calcext:value-type="float">
            <text:p>847.0499053901</text:p>
          </table:table-cell>
          <table:table-cell/>
          <table:table-cell table:style-name="ce3" office:value-type="float" office:value="0.999999999998787" calcext:value-type="float">
            <text:p>1</text:p>
          </table:table-cell>
          <table:table-cell table:style-name="ce3" office:value-type="float" office:value="-0.00000000102772901300341" calcext:value-type="float">
            <text:p>-0.0000000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77362" calcext:value-type="float">
            <text:p>847.049905377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77362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086" calcext:value-type="float">
            <text:p>3129.6692111409</text:p>
          </table:table-cell>
          <table:table-cell/>
          <table:table-cell table:style-name="ce3" office:value-type="float" office:value="1.0000000000001" calcext:value-type="float">
            <text:p>1</text:p>
          </table:table-cell>
          <table:table-cell table:style-name="ce3" office:value-type="float" office:value="0.00000000029967850423418" calcext:value-type="float">
            <text:p>2.996785042341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483" calcext:value-type="float">
            <text:p>3129.669211144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483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48" calcext:value-type="float">
            <text:p>1244.4196452185</text:p>
          </table:table-cell>
          <table:table-cell/>
          <table:table-cell table:style-name="ce3" office:value-type="float" office:value="0.999999999999909" calcext:value-type="float">
            <text:p>1</text:p>
          </table:table-cell>
          <table:table-cell table:style-name="ce3" office:value-type="float" office:value="-0.000000000113686837721616" calcext:value-type="float">
            <text:p>-1.1368683772161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72" calcext:value-type="float">
            <text:p>1244.419645217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72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62" calcext:value-type="float">
            <text:p>0.2868186661</text:p>
          </table:table-cell>
          <table:table-cell/>
          <table:table-cell table:style-name="ce3" office:value-type="float" office:value="0.286818666091588" calcext:value-type="float">
            <text:p>0.2868186661</text:p>
          </table:table-cell>
          <table:table-cell/>
          <table:table-cell table:style-name="ce3" office:value-type="float" office:value="0.99999999988381" calcext:value-type="float">
            <text:p>0.9999999999</text:p>
          </table:table-cell>
          <table:table-cell table:style-name="ce3" office:value-type="float" office:value="-0.0000000000333255645301733" calcext:value-type="float">
            <text:p>-3.3325564530173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676149" calcext:value-type="float">
            <text:p>0.286818665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676149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299724" calcext:value-type="float">
            <text:p>2.205373963</text:p>
          </table:table-cell>
          <table:table-cell/>
          <table:table-cell table:style-name="ce3" office:value-type="float" office:value="1.00000000000421" calcext:value-type="float">
            <text:p>1</text:p>
          </table:table-cell>
          <table:table-cell table:style-name="ce3" office:value-type="float" office:value="0.00000000000928990218085346" calcext:value-type="float">
            <text:p>9.28990218085346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10868" calcext:value-type="float">
            <text:p>2.205373963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10868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6" calcext:value-type="float">
            <text:p>0.8400175975</text:p>
          </table:table-cell>
          <table:table-cell/>
          <table:table-cell table:style-name="ce3" office:value-type="float" office:value="0.840017597459452" calcext:value-type="float">
            <text:p>0.8400175975</text:p>
          </table:table-cell>
          <table:table-cell/>
          <table:table-cell table:style-name="ce3" office:value-type="float" office:value="0.999999999995374" calcext:value-type="float">
            <text:p>1</text:p>
          </table:table-cell>
          <table:table-cell table:style-name="ce3" office:value-type="float" office:value="-0.00000000000388589160849051" calcext:value-type="float">
            <text:p>-3.8858916084905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1113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1113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99475983006414" calcext:value-type="float">
            <text:p>-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77362" calcext:value-type="float">
            <text:p>847.0499053774</text:p>
          </table:table-cell>
          <table:table-cell/>
          <table:table-cell table:style-name="ce3" office:value-type="float" office:value="1.0000000000138" calcext:value-type="float">
            <text:p>1</text:p>
          </table:table-cell>
          <table:table-cell table:style-name="ce3" office:value-type="float" office:value="0.000000011692350199155" calcext:value-type="float">
            <text:p>1.1692350199155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77362" calcext:value-type="float">
            <text:p>847.0499053774</text:p>
          </table:table-cell>
          <table:table-cell/>
          <table:table-cell table:style-name="ce4" table:formula="of:=[.F21]" office:value-type="float" office:value="847.049905390082" calcext:value-type="float">
            <text:p>847.0499053901</text:p>
          </table:table-cell>
          <table:table-cell/>
          <table:table-cell table:formula="of:=[.M33]/[.O33]" office:value-type="float" office:value="0.999999999984983" calcext:value-type="float">
            <text:p>1</text:p>
          </table:table-cell>
          <table:table-cell table:formula="of:=[.M33]-[.O33]" office:value-type="float" office:value="-0.0000000127199655253207" calcext:value-type="float">
            <text:p>-1.2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483" calcext:value-type="float">
            <text:p>3129.6692111448</text:p>
          </table:table-cell>
          <table:table-cell/>
          <table:table-cell table:style-name="ce3" office:value-type="float" office:value="0.999999999998825" calcext:value-type="float">
            <text:p>1</text:p>
          </table:table-cell>
          <table:table-cell table:style-name="ce3" office:value-type="float" office:value="-0.00000000367708707926795" calcext:value-type="float">
            <text:p>-3.67708707926795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483" calcext:value-type="float">
            <text:p>3129.6692111448</text:p>
          </table:table-cell>
          <table:table-cell/>
          <table:table-cell table:style-name="ce4" table:formula="of:=[.F22]" office:value-type="float" office:value="3129.66921114086" calcext:value-type="float">
            <text:p>3129.6692111409</text:p>
          </table:table-cell>
          <table:table-cell/>
          <table:table-cell table:formula="of:=[.M34]/[.O34]" office:value-type="float" office:value="1.00000000000127" calcext:value-type="float">
            <text:p>1</text:p>
          </table:table-cell>
          <table:table-cell table:formula="of:=[.M34]-[.O34]" office:value-type="float" office:value="0.00000000396994437323883" calcext:value-type="float">
            <text:p>3.97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72" calcext:value-type="float">
            <text:p>1244.4196452172</text:p>
          </table:table-cell>
          <table:table-cell/>
          <table:table-cell table:style-name="ce3" office:value-type="float" office:value="1.00000000000094" calcext:value-type="float">
            <text:p>1</text:p>
          </table:table-cell>
          <table:table-cell table:style-name="ce3" office:value-type="float" office:value="0.00000000116642695502378" calcext:value-type="float">
            <text:p>1.16642695502378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72" calcext:value-type="float">
            <text:p>1244.4196452172</text:p>
          </table:table-cell>
          <table:table-cell/>
          <table:table-cell table:style-name="ce4" table:formula="of:=[.F23]" office:value-type="float" office:value="1244.41964521848" calcext:value-type="float">
            <text:p>1244.4196452185</text:p>
          </table:table-cell>
          <table:table-cell/>
          <table:table-cell table:formula="of:=[.M35]/[.O35]" office:value-type="float" office:value="0.999999999998972" calcext:value-type="float">
            <text:p>1</text:p>
          </table:table-cell>
          <table:table-cell table:formula="of:=[.M35]-[.O35]" office:value-type="float" office:value="-0.00000000127988641906995" calcext:value-type="float">
            <text:p>-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62" calcext:value-type="float">
            <text:p>0.2868186661</text:p>
          </table:table-cell>
          <table:table-cell/>
          <table:table-cell table:style-name="ce3" office:value-type="float" office:value="0.286818665676149" calcext:value-type="float">
            <text:p>0.2868186657</text:p>
          </table:table-cell>
          <table:table-cell/>
          <table:table-cell table:style-name="ce3" office:value-type="float" office:value="1.00000000133225" calcext:value-type="float">
            <text:p>1.0000000013</text:p>
          </table:table-cell>
          <table:table-cell table:style-name="ce3" office:value-type="float" office:value="0.000000000382113007901808" calcext:value-type="float">
            <text:p>3.82113007901808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676149" calcext:value-type="float">
            <text:p>0.2868186657</text:p>
          </table:table-cell>
          <table:table-cell/>
          <table:table-cell table:style-name="ce4" table:formula="of:=[.F24]" office:value-type="float" office:value="0.286818666091588" calcext:value-type="float">
            <text:p>0.2868186661</text:p>
          </table:table-cell>
          <table:table-cell/>
          <table:table-cell table:formula="of:=[.M36]/[.O36]" office:value-type="float" office:value="0.999999998551562" calcext:value-type="float">
            <text:p>0.9999999986</text:p>
          </table:table-cell>
          <table:table-cell table:formula="of:=[.M36]-[.O36]" office:value-type="float" office:value="-0.000000000415439016521191" calcext:value-type="float">
            <text:p>-4.1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310868" calcext:value-type="float">
            <text:p>2.2053739631</text:p>
          </table:table-cell>
          <table:table-cell/>
          <table:table-cell table:style-name="ce3" office:value-type="float" office:value="0.999999999953682" calcext:value-type="float">
            <text:p>1</text:p>
          </table:table-cell>
          <table:table-cell table:style-name="ce3" office:value-type="float" office:value="-0.000000000102148955960502" calcext:value-type="float">
            <text:p>-1.02148955960502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10868" calcext:value-type="float">
            <text:p>2.2053739631</text:p>
          </table:table-cell>
          <table:table-cell/>
          <table:table-cell table:style-name="ce4" table:formula="of:=[.F25]" office:value-type="float" office:value="2.20537396299724" calcext:value-type="float">
            <text:p>2.205373963</text:p>
          </table:table-cell>
          <table:table-cell/>
          <table:table-cell table:formula="of:=[.M37]/[.O37]" office:value-type="float" office:value="1.00000000005053" calcext:value-type="float">
            <text:p>1.0000000001</text:p>
          </table:table-cell>
          <table:table-cell table:formula="of:=[.M37]-[.O37]" office:value-type="float" office:value="0.000000000111440190408985" calcext:value-type="float">
            <text:p>1.1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6" calcext:value-type="float">
            <text:p>0.8400175975</text:p>
          </table:table-cell>
          <table:table-cell/>
          <table:table-cell table:style-name="ce3" office:value-type="float" office:value="0.84001759741113" calcext:value-type="float">
            <text:p>0.8400175974</text:p>
          </table:table-cell>
          <table:table-cell/>
          <table:table-cell table:style-name="ce3" office:value-type="float" office:value="1.0000000000529" calcext:value-type="float">
            <text:p>1.0000000001</text:p>
          </table:table-cell>
          <table:table-cell table:style-name="ce3" office:value-type="float" office:value="0.0000000000444361214491096" calcext:value-type="float">
            <text:p>4.4436121449109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1113" calcext:value-type="float">
            <text:p>0.8400175974</text:p>
          </table:table-cell>
          <table:table-cell/>
          <table:table-cell table:style-name="ce4" table:formula="of:=[.F26]" office:value-type="float" office:value="0.840017597459452" calcext:value-type="float">
            <text:p>0.8400175975</text:p>
          </table:table-cell>
          <table:table-cell/>
          <table:table-cell table:formula="of:=[.M38]/[.O38]" office:value-type="float" office:value="0.999999999942475" calcext:value-type="float">
            <text:p>0.9999999999</text:p>
          </table:table-cell>
          <table:table-cell table:formula="of:=[.M38]-[.O38]" office:value-type="float" office:value="-0.0000000000483220130576001" calcext:value-type="float">
            <text:p>-4.83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12638803734444" calcext:value-type="float">
            <text:p>3.1263880373444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8898" calcext:value-type="float">
            <text:p>847.049905389</text:p>
          </table:table-cell>
          <table:table-cell/>
          <table:table-cell table:style-name="ce3" office:value-type="float" office:value="1.00000000000009" calcext:value-type="float">
            <text:p>1</text:p>
          </table:table-cell>
          <table:table-cell table:style-name="ce3" office:value-type="float" office:value="0.0000000000741238181944937" calcext:value-type="float">
            <text:p>7.41238181944937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898" calcext:value-type="float">
            <text:p>847.0499053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898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118" calcext:value-type="float">
            <text:p>3129.6692111412</text:p>
          </table:table-cell>
          <table:table-cell/>
          <table:table-cell table:style-name="ce3" office:value-type="float" office:value="0.999999999999993" calcext:value-type="float">
            <text:p>1</text:p>
          </table:table-cell>
          <table:table-cell table:style-name="ce3" office:value-type="float" office:value="-0.0000000000222826201934367" calcext:value-type="float">
            <text:p>-2.22826201934367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118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37" calcext:value-type="float">
            <text:p>1244.41964521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7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7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62" calcext:value-type="float">
            <text:p>0.2868186661</text:p>
          </table:table-cell>
          <table:table-cell/>
          <table:table-cell table:style-name="ce3" office:value-type="float" office:value="0.286818666055835" calcext:value-type="float">
            <text:p>0.2868186661</text:p>
          </table:table-cell>
          <table:table-cell/>
          <table:table-cell table:style-name="ce3" office:value-type="float" office:value="1.00000000000846" calcext:value-type="float">
            <text:p>1</text:p>
          </table:table-cell>
          <table:table-cell table:style-name="ce3" office:value-type="float" office:value="0.00000000000242744713219167" calcext:value-type="float">
            <text:p>2.4274471321916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5835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5835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3" calcext:value-type="float">
            <text:p>2.205373963</text:p>
          </table:table-cell>
          <table:table-cell/>
          <table:table-cell table:style-name="ce3" office:value-type="float" office:value="2.20537396300707" calcext:value-type="float">
            <text:p>2.205373963</text:p>
          </table:table-cell>
          <table:table-cell/>
          <table:table-cell table:style-name="ce3" office:value-type="float" office:value="0.999999999999755" calcext:value-type="float">
            <text:p>1</text:p>
          </table:table-cell>
          <table:table-cell table:style-name="ce3" office:value-type="float" office:value="-0.000000000000541344746807226" calcext:value-type="float">
            <text:p>-5.41344746807226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300707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707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6" calcext:value-type="float">
            <text:p>0.8400175975</text:p>
          </table:table-cell>
          <table:table-cell/>
          <table:table-cell table:style-name="ce3" office:value-type="float" office:value="0.840017597455669" calcext:value-type="float">
            <text:p>0.8400175975</text:p>
          </table:table-cell>
          <table:table-cell/>
          <table:table-cell table:style-name="ce3" office:value-type="float" office:value="0.999999999999877" calcext:value-type="float">
            <text:p>1</text:p>
          </table:table-cell>
          <table:table-cell table:style-name="ce3" office:value-type="float" office:value="-0.000000000000102917674382752" calcext:value-type="float">
            <text:p>-1.02917674382752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5669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66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8" calcext:value-type="float">
            <text:p>847.049905389</text:p>
          </table:table-cell>
          <table:table-cell/>
          <table:table-cell table:style-name="ce4" table:formula="of:=[.F33]" office:value-type="float" office:value="847.049905377362" calcext:value-type="float">
            <text:p>847.0499053774</text:p>
          </table:table-cell>
          <table:table-cell/>
          <table:table-cell table:formula="of:=[.M57]/[.O57]" office:value-type="float" office:value="1.00000000001372" calcext:value-type="float">
            <text:p>1</text:p>
          </table:table-cell>
          <table:table-cell table:formula="of:=[.M57]-[.O57]" office:value-type="float" office:value="0.0000000116179990072851" calcext:value-type="float">
            <text:p>1.1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8" calcext:value-type="float">
            <text:p>3129.6692111412</text:p>
          </table:table-cell>
          <table:table-cell/>
          <table:table-cell table:style-name="ce4" table:formula="of:=[.F34]" office:value-type="float" office:value="3129.66921114483" calcext:value-type="float">
            <text:p>3129.6692111448</text:p>
          </table:table-cell>
          <table:table-cell/>
          <table:table-cell table:formula="of:=[.M58]/[.O58]" office:value-type="float" office:value="0.999999999998834" calcext:value-type="float">
            <text:p>1</text:p>
          </table:table-cell>
          <table:table-cell table:formula="of:=[.M58]-[.O58]" office:value-type="float" office:value="-0.00000000365025698556565" calcext:value-type="float">
            <text:p>-3.6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7" calcext:value-type="float">
            <text:p>1244.4196452184</text:p>
          </table:table-cell>
          <table:table-cell/>
          <table:table-cell table:style-name="ce4" table:formula="of:=[.F35]" office:value-type="float" office:value="1244.4196452172" calcext:value-type="float">
            <text:p>1244.4196452172</text:p>
          </table:table-cell>
          <table:table-cell/>
          <table:table-cell table:formula="of:=[.M59]/[.O59]" office:value-type="float" office:value="1.00000000000094" calcext:value-type="float">
            <text:p>1</text:p>
          </table:table-cell>
          <table:table-cell table:formula="of:=[.M59]-[.O59]" office:value-type="float" office:value="0.00000000117006493383087" calcext:value-type="float">
            <text:p>1.1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835" calcext:value-type="float">
            <text:p>0.2868186661</text:p>
          </table:table-cell>
          <table:table-cell/>
          <table:table-cell table:style-name="ce4" table:formula="of:=[.F36]" office:value-type="float" office:value="0.286818665676149" calcext:value-type="float">
            <text:p>0.2868186657</text:p>
          </table:table-cell>
          <table:table-cell/>
          <table:table-cell table:formula="of:=[.M60]/[.O60]" office:value-type="float" office:value="1.00000000132378" calcext:value-type="float">
            <text:p>1.0000000013</text:p>
          </table:table-cell>
          <table:table-cell table:formula="of:=[.M60]-[.O60]" office:value-type="float" office:value="0.000000000379686004858826" calcext:value-type="float">
            <text:p>3.8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07" calcext:value-type="float">
            <text:p>2.205373963</text:p>
          </table:table-cell>
          <table:table-cell/>
          <table:table-cell table:style-name="ce4" table:formula="of:=[.F37]" office:value-type="float" office:value="2.20537396310868" calcext:value-type="float">
            <text:p>2.2053739631</text:p>
          </table:table-cell>
          <table:table-cell/>
          <table:table-cell table:formula="of:=[.M61]/[.O61]" office:value-type="float" office:value="0.999999999953926" calcext:value-type="float">
            <text:p>1</text:p>
          </table:table-cell>
          <table:table-cell table:formula="of:=[.M61]-[.O61]" office:value-type="float" office:value="-0.000000000101610275748953" calcext:value-type="float">
            <text:p>-1.0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669" calcext:value-type="float">
            <text:p>0.8400175975</text:p>
          </table:table-cell>
          <table:table-cell/>
          <table:table-cell table:style-name="ce4" table:formula="of:=[.F38]" office:value-type="float" office:value="0.84001759741113" calcext:value-type="float">
            <text:p>0.8400175974</text:p>
          </table:table-cell>
          <table:table-cell/>
          <table:table-cell table:formula="of:=[.M62]/[.O62]" office:value-type="float" office:value="1.00000000005302" calcext:value-type="float">
            <text:p>1.0000000001</text:p>
          </table:table-cell>
          <table:table-cell table:formula="of:=[.M62]-[.O62]" office:value-type="float" office:value="0.0000000000445390391234923" calcext:value-type="float">
            <text:p>4.45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898" calcext:value-type="float">
            <text:p>847.049905389</text:p>
          </table:table-cell>
          <table:table-cell/>
          <table:table-cell table:style-name="ce4" table:formula="of:=[.F21]" office:value-type="float" office:value="847.049905390082" calcext:value-type="float">
            <text:p>847.0499053901</text:p>
          </table:table-cell>
          <table:table-cell/>
          <table:table-cell table:formula="of:=[.M69]/[.O69]" office:value-type="float" office:value="0.999999999998699" calcext:value-type="float">
            <text:p>1</text:p>
          </table:table-cell>
          <table:table-cell table:formula="of:=[.M69]-[.O69]" office:value-type="float" office:value="-0.00000000110196651803562" calcext:value-type="float">
            <text:p>-1.1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8" calcext:value-type="float">
            <text:p>3129.6692111412</text:p>
          </table:table-cell>
          <table:table-cell/>
          <table:table-cell table:style-name="ce4" table:formula="of:=[.F22]" office:value-type="float" office:value="3129.66921114086" calcext:value-type="float">
            <text:p>3129.6692111409</text:p>
          </table:table-cell>
          <table:table-cell/>
          <table:table-cell table:formula="of:=[.M70]/[.O70]" office:value-type="float" office:value="1.0000000000001" calcext:value-type="float">
            <text:p>1</text:p>
          </table:table-cell>
          <table:table-cell table:formula="of:=[.M70]-[.O70]" office:value-type="float" office:value="0.000000000319687387673184" calcext:value-type="float">
            <text:p>3.2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7" calcext:value-type="float">
            <text:p>1244.4196452184</text:p>
          </table:table-cell>
          <table:table-cell/>
          <table:table-cell table:style-name="ce4" table:formula="of:=[.F23]" office:value-type="float" office:value="1244.41964521848" calcext:value-type="float">
            <text:p>1244.4196452185</text:p>
          </table:table-cell>
          <table:table-cell/>
          <table:table-cell table:formula="of:=[.M71]/[.O71]" office:value-type="float" office:value="0.999999999999912" calcext:value-type="float">
            <text:p>1</text:p>
          </table:table-cell>
          <table:table-cell table:formula="of:=[.M71]-[.O71]" office:value-type="float" office:value="-0.000000000109821485239081" calcext:value-type="float">
            <text:p>-1.1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5835" calcext:value-type="float">
            <text:p>0.2868186661</text:p>
          </table:table-cell>
          <table:table-cell/>
          <table:table-cell table:style-name="ce4" table:formula="of:=[.F24]" office:value-type="float" office:value="0.286818666091588" calcext:value-type="float">
            <text:p>0.2868186661</text:p>
          </table:table-cell>
          <table:table-cell/>
          <table:table-cell table:formula="of:=[.M72]/[.O72]" office:value-type="float" office:value="0.999999999875346" calcext:value-type="float">
            <text:p>0.9999999999</text:p>
          </table:table-cell>
          <table:table-cell table:formula="of:=[.M72]-[.O72]" office:value-type="float" office:value="-0.000000000035753011662365" calcext:value-type="float">
            <text:p>-3.5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707" calcext:value-type="float">
            <text:p>2.205373963</text:p>
          </table:table-cell>
          <table:table-cell/>
          <table:table-cell table:style-name="ce4" table:formula="of:=[.F25]" office:value-type="float" office:value="2.20537396299724" calcext:value-type="float">
            <text:p>2.205373963</text:p>
          </table:table-cell>
          <table:table-cell/>
          <table:table-cell table:formula="of:=[.M73]/[.O73]" office:value-type="float" office:value="1.00000000000446" calcext:value-type="float">
            <text:p>1</text:p>
          </table:table-cell>
          <table:table-cell table:formula="of:=[.M73]-[.O73]" office:value-type="float" office:value="0.00000000000982991466003114" calcext:value-type="float">
            <text:p>9.83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669" calcext:value-type="float">
            <text:p>0.8400175975</text:p>
          </table:table-cell>
          <table:table-cell/>
          <table:table-cell table:style-name="ce4" table:formula="of:=[.F26]" office:value-type="float" office:value="0.840017597459452" calcext:value-type="float">
            <text:p>0.8400175975</text:p>
          </table:table-cell>
          <table:table-cell/>
          <table:table-cell table:formula="of:=[.M74]/[.O74]" office:value-type="float" office:value="0.999999999995497" calcext:value-type="float">
            <text:p>1</text:p>
          </table:table-cell>
          <table:table-cell table:formula="of:=[.M74]-[.O74]" office:value-type="float" office:value="-0.00000000000378297393410776" calcext:value-type="float">
            <text:p>-3.78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3'.C5]" office:value-type="string" office:string-value="Latitude = " calcext:value-type="string">
            <text:p>Latitude = </text:p>
          </table:table-cell>
          <table:table-cell table:style-name="ce1" table:formula="of:=['After 77 sec tol. 1e-13'.D5]" office:value-type="float" office:value="21" calcext:value-type="float">
            <text:p>21</text:p>
          </table:table-cell>
          <table:table-cell table:style-name="ce1" table:formula="of:=['After 77 sec tol. 1e-13'.E5]" office:value-type="string" office:string-value="Longitude = " calcext:value-type="string">
            <text:p>Longitude = </text:p>
          </table:table-cell>
          <table:table-cell table:style-name="ce1" table:formula="of:=['After 77 sec tol. 1e-13'.F5]" office:value-type="float" office:value="74.5" calcext:value-type="float">
            <text:p>74.5</text:p>
          </table:table-cell>
          <table:table-cell table:style-name="ce1" table:formula="of:=['After 77 sec tol. 1e-13'.G5]" office:value-type="string" office:string-value="FPA = " calcext:value-type="string">
            <text:p>FPA = </text:p>
          </table:table-cell>
          <table:table-cell table:style-name="ce1" table:formula="of:=['After 77 sec tol. 1e-13'.H5]" office:value-type="float" office:value="89" calcext:value-type="float">
            <text:p>89</text:p>
          </table:table-cell>
          <table:table-cell table:style-name="ce1" table:formula="of:=['After 77 sec tol. 1e-13'.I5]" office:value-type="string" office:string-value="Azimuth = " calcext:value-type="string">
            <text:p>Azimuth = </text:p>
          </table:table-cell>
          <table:table-cell table:style-name="ce1" table:formula="of:=['After 77 sec tol. 1e-13'.J5]" office:value-type="float" office:value="90" calcext:value-type="float">
            <text:p>90</text:p>
          </table:table-cell>
          <table:table-cell table:style-name="ce1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55" calcext:value-type="float">
            <text:p>847.0499053891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55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244" calcext:value-type="float">
            <text:p>847.049905389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244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6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1" calcext:value-type="float">
            <text:p>3129.669211141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111" calcext:value-type="float">
            <text:p>-3.13E+003</text:p>
          </table:table-cell>
          <table:table-cell/>
          <table:table-cell table:style-name="ce3" table:formula="of:=SQRT([.D9]*[.D9]+[.D10]*[.D10]+[.D11]*[.D11])" office:value-type="float" office:value="3472.88110461472" calcext:value-type="float">
            <text:p>3472.881104614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72.88110461472" calcext:value-type="float">
            <text:p>3472.881104614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6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8" calcext:value-type="float">
            <text:p>1244.419645218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8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8293" calcext:value-type="float">
            <text:p>0.286818666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8293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6439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6439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52" calcext:value-type="float">
            <text:p>2.20537396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52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487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300487" calcext:value-type="float">
            <text:p>-2.21E+000</text:p>
          </table:table-cell>
          <table:table-cell/>
          <table:table-cell table:style-name="ce3" table:formula="of:=SQRT([.D12]*[.D12]+[.D13]*[.D13]+[.D14]*[.D14])" office:value-type="float" office:value="2.37730284733384" calcext:value-type="float">
            <text:p>2.3773028473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37730284733384" calcext:value-type="float">
            <text:p>2.377302847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571" calcext:value-type="float">
            <text:p>0.840017597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571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6176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6176" calcext:value-type="float">
            <text:p>-8.40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5" calcext:value-type="float">
            <text:p>847.0499053891</text:p>
          </table:table-cell>
          <table:table-cell/>
          <table:table-cell table:style-name="ce3" office:value-type="float" office:value="847.049905389244" calcext:value-type="float">
            <text:p>847.0499053892</text:p>
          </table:table-cell>
          <table:table-cell/>
          <table:table-cell table:style-name="ce3" office:value-type="float" office:value="0.999999999999778" calcext:value-type="float">
            <text:p>1</text:p>
          </table:table-cell>
          <table:table-cell table:style-name="ce3" office:value-type="float" office:value="-0.000000000188492776942439" calcext:value-type="float">
            <text:p>-1.8849277694243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7086" calcext:value-type="float">
            <text:p>847.049905387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7086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111" calcext:value-type="float">
            <text:p>3129.669211141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559339241590351" calcext:value-type="float">
            <text:p>5.59339241590351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77" calcext:value-type="float">
            <text:p>3129.669211141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77" calcext:value-type="float">
            <text:p>-3.13E+003</text:p>
          </table:table-cell>
          <table:table-cell/>
          <table:table-cell table:style-name="ce3" table:formula="of:=SQRT([.D21]*[.D21]+[.D22]*[.D22]+[.D23]*[.D23])" office:value-type="float" office:value="3472.88110461472" calcext:value-type="float">
            <text:p>3472.8811046147</text:p>
          </table:table-cell>
          <table:table-cell/>
          <table:table-cell table:style-name="ce3" table:formula="of:=SQRT([.F21]*[.F21]+[.F22]*[.F22]+[.F23]*[.F23])" office:value-type="float" office:value="3472.88110461472" calcext:value-type="float">
            <text:p>3472.8811046147</text:p>
          </table:table-cell>
          <table:table-cell/>
          <table:table-cell table:formula="of:=[.T22]/[.V22]" office:value-type="float" office:value="0.999999999999998" calcext:value-type="float">
            <text:p>1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38" calcext:value-type="float">
            <text:p>1244.4196452184</text:p>
          </table:table-cell>
          <table:table-cell/>
          <table:table-cell table:style-name="ce3" office:value-type="float" office:value="0.999999999999986" calcext:value-type="float">
            <text:p>1</text:p>
          </table:table-cell>
          <table:table-cell table:style-name="ce3" office:value-type="float" office:value="-0.0000000000172803993336856" calcext:value-type="float">
            <text:p>-1.72803993336856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17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93" calcext:value-type="float">
            <text:p>0.2868186661</text:p>
          </table:table-cell>
          <table:table-cell/>
          <table:table-cell table:style-name="ce3" office:value-type="float" office:value="0.28681866606439" calcext:value-type="float">
            <text:p>0.2868186661</text:p>
          </table:table-cell>
          <table:table-cell/>
          <table:table-cell table:style-name="ce3" office:value-type="float" office:value="0.999999999978741" calcext:value-type="float">
            <text:p>1</text:p>
          </table:table-cell>
          <table:table-cell table:style-name="ce3" office:value-type="float" office:value="-0.00000000000609756689584628" calcext:value-type="float">
            <text:p>-6.0975668958462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5993963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5993963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2" calcext:value-type="float">
            <text:p>2.205373963</text:p>
          </table:table-cell>
          <table:table-cell/>
          <table:table-cell table:style-name="ce3" office:value-type="float" office:value="2.20537396300487" calcext:value-type="float">
            <text:p>2.205373963</text:p>
          </table:table-cell>
          <table:table-cell/>
          <table:table-cell table:style-name="ce3" office:value-type="float" office:value="1.00000000000075" calcext:value-type="float">
            <text:p>1</text:p>
          </table:table-cell>
          <table:table-cell table:style-name="ce3" office:value-type="float" office:value="0.00000000000165822910958013" calcext:value-type="float">
            <text:p>1.6582291095801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2378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2378" calcext:value-type="float">
            <text:p>-2.21E+000</text:p>
          </table:table-cell>
          <table:table-cell/>
          <table:table-cell table:style-name="ce3" table:formula="of:=SQRT([.D24]*[.D24]+[.D25]*[.D25]+[.D26]*[.D26])" office:value-type="float" office:value="2.37730284733384" calcext:value-type="float">
            <text:p>2.3773028473</text:p>
          </table:table-cell>
          <table:table-cell/>
          <table:table-cell table:style-name="ce3" table:formula="of:=SQRT([.F24]*[.F24]+[.F25]*[.F25]+[.F26]*[.F26])" office:value-type="float" office:value="2.37730284733326" calcext:value-type="float">
            <text:p>2.3773028473</text:p>
          </table:table-cell>
          <table:table-cell/>
          <table:table-cell table:formula="of:=[.T25]/[.V25]" office:value-type="float" office:value="1.00000000000024" calcext:value-type="float">
            <text:p>1</text:p>
          </table:table-cell>
          <table:table-cell table:formula="of:=[.T25]-[.V25]" office:value-type="float" office:value="0.000000000000581312775693732" calcext:value-type="float">
            <text:p>5.81312775693732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71" calcext:value-type="float">
            <text:p>0.8400175975</text:p>
          </table:table-cell>
          <table:table-cell/>
          <table:table-cell table:style-name="ce3" office:value-type="float" office:value="0.840017597456176" calcext:value-type="float">
            <text:p>0.8400175975</text:p>
          </table:table-cell>
          <table:table-cell/>
          <table:table-cell table:style-name="ce3" office:value-type="float" office:value="0.99999999999928" calcext:value-type="float">
            <text:p>1</text:p>
          </table:table-cell>
          <table:table-cell table:style-name="ce3" office:value-type="float" office:value="-0.000000000000604960526118248" calcext:value-type="float">
            <text:p>-6.0496052611824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48162" calcext:value-type="float">
            <text:p>0.8400175974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48162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98951966012828" calcext:value-type="float">
            <text:p>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5" calcext:value-type="float">
            <text:p>847.0499053891</text:p>
          </table:table-cell>
          <table:table-cell/>
          <table:table-cell table:style-name="ce3" office:value-type="float" office:value="847.049905387086" calcext:value-type="float">
            <text:p>847.0499053871</text:p>
          </table:table-cell>
          <table:table-cell/>
          <table:table-cell table:style-name="ce3" office:value-type="float" office:value="1.00000000000232" calcext:value-type="float">
            <text:p>1</text:p>
          </table:table-cell>
          <table:table-cell table:style-name="ce3" office:value-type="float" office:value="0.00000000196916971617611" calcext:value-type="float">
            <text:p>0.00000000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7086" calcext:value-type="float">
            <text:p>847.0499053871</text:p>
          </table:table-cell>
          <table:table-cell/>
          <table:table-cell table:style-name="ce4" table:formula="of:=[.F21]" office:value-type="float" office:value="847.049905389244" calcext:value-type="float">
            <text:p>847.0499053892</text:p>
          </table:table-cell>
          <table:table-cell/>
          <table:table-cell table:formula="of:=[.M33]/[.O33]" office:value-type="float" office:value="0.999999999997452" calcext:value-type="float">
            <text:p>1</text:p>
          </table:table-cell>
          <table:table-cell table:formula="of:=[.M33]-[.O33]" office:value-type="float" office:value="-0.00000000215800355363172" calcext:value-type="float">
            <text:p>-2.16E-009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177" calcext:value-type="float">
            <text:p>3129.6692111418</text:p>
          </table:table-cell>
          <table:table-cell/>
          <table:table-cell table:style-name="ce3" office:value-type="float" office:value="0.999999999999806" calcext:value-type="float">
            <text:p>1</text:p>
          </table:table-cell>
          <table:table-cell table:style-name="ce3" office:value-type="float" office:value="-0.000000000607542460784316" calcext:value-type="float">
            <text:p>-6.0754246078431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177" calcext:value-type="float">
            <text:p>3129.6692111418</text:p>
          </table:table-cell>
          <table:table-cell/>
          <table:table-cell table:style-name="ce4" table:formula="of:=[.F22]" office:value-type="float" office:value="3129.66921114111" calcext:value-type="float">
            <text:p>3129.6692111411</text:p>
          </table:table-cell>
          <table:table-cell/>
          <table:table-cell table:formula="of:=[.M34]/[.O34]" office:value-type="float" office:value="1.00000000000021" calcext:value-type="float">
            <text:p>1</text:p>
          </table:table-cell>
          <table:table-cell table:formula="of:=[.M34]-[.O34]" office:value-type="float" office:value="0.000000000660293153487146" calcext:value-type="float">
            <text:p>6.60E-010</text:p>
          </table:table-cell>
          <table:table-cell/>
          <table:table-cell table:style-name="ce3" table:formula="of:=SQRT([.D33]*[.D33]+[.D34]*[.D34]+[.D35]*[.D35])" office:value-type="float" office:value="3472.88110461472" calcext:value-type="float">
            <text:p>3472.8811046147</text:p>
          </table:table-cell>
          <table:table-cell/>
          <table:table-cell table:style-name="ce3" table:formula="of:=SQRT([.F33]*[.F33]+[.F34]*[.F34]+[.F35]*[.F35])" office:value-type="float" office:value="3472.88110461472" calcext:value-type="float">
            <text:p>3472.8811046147</text:p>
          </table:table-cell>
          <table:table-cell/>
          <table:table-cell table:formula="of:=[.T34]/[.V34]" office:value-type="float" office:value="1" calcext:value-type="float">
            <text:p>1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17" calcext:value-type="float">
            <text:p>1244.4196452182</text:p>
          </table:table-cell>
          <table:table-cell/>
          <table:table-cell table:style-name="ce3" office:value-type="float" office:value="1.00000000000016" calcext:value-type="float">
            <text:p>1</text:p>
          </table:table-cell>
          <table:table-cell table:style-name="ce3" office:value-type="float" office:value="0.000000000195996108232066" calcext:value-type="float">
            <text:p>1.9599610823206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style-name="ce4" table:formula="of:=[.F23]" office:value-type="float" office:value="1244.41964521838" calcext:value-type="float">
            <text:p>1244.4196452184</text:p>
          </table:table-cell>
          <table:table-cell/>
          <table:table-cell table:formula="of:=[.M35]/[.O35]" office:value-type="float" office:value="0.999999999999831" calcext:value-type="float">
            <text:p>1</text:p>
          </table:table-cell>
          <table:table-cell table:formula="of:=[.M35]-[.O35]" office:value-type="float" office:value="-0.000000000210093276109546" calcext:value-type="float">
            <text:p>-2.10E-01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93" calcext:value-type="float">
            <text:p>0.2868186661</text:p>
          </table:table-cell>
          <table:table-cell/>
          <table:table-cell table:style-name="ce3" office:value-type="float" office:value="0.286818665993963" calcext:value-type="float">
            <text:p>0.286818666</text:p>
          </table:table-cell>
          <table:table-cell/>
          <table:table-cell table:style-name="ce3" office:value-type="float" office:value="1.00000000022429" calcext:value-type="float">
            <text:p>1.0000000002</text:p>
          </table:table-cell>
          <table:table-cell table:style-name="ce3" office:value-type="float" office:value="0.0000000000643297082270067" calcext:value-type="float">
            <text:p>6.43297082270067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5993963" calcext:value-type="float">
            <text:p>0.286818666</text:p>
          </table:table-cell>
          <table:table-cell/>
          <table:table-cell table:style-name="ce4" table:formula="of:=[.F24]" office:value-type="float" office:value="0.28681866606439" calcext:value-type="float">
            <text:p>0.2868186661</text:p>
          </table:table-cell>
          <table:table-cell/>
          <table:table-cell table:formula="of:=[.M36]/[.O36]" office:value-type="float" office:value="0.999999999754455" calcext:value-type="float">
            <text:p>0.9999999998</text:p>
          </table:table-cell>
          <table:table-cell table:formula="of:=[.M36]-[.O36]" office:value-type="float" office:value="-0.0000000000704269975670968" calcext:value-type="float">
            <text:p>-7.04E-01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2" calcext:value-type="float">
            <text:p>2.205373963</text:p>
          </table:table-cell>
          <table:table-cell/>
          <table:table-cell table:style-name="ce3" office:value-type="float" office:value="2.20537396302378" calcext:value-type="float">
            <text:p>2.205373963</text:p>
          </table:table-cell>
          <table:table-cell/>
          <table:table-cell table:style-name="ce3" office:value-type="float" office:value="0.999999999992175" calcext:value-type="float">
            <text:p>1</text:p>
          </table:table-cell>
          <table:table-cell table:style-name="ce3" office:value-type="float" office:value="-0.0000000000172559744271439" calcext:value-type="float">
            <text:p>-1.72559744271439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2378" calcext:value-type="float">
            <text:p>2.205373963</text:p>
          </table:table-cell>
          <table:table-cell/>
          <table:table-cell table:style-name="ce4" table:formula="of:=[.F25]" office:value-type="float" office:value="2.20537396300487" calcext:value-type="float">
            <text:p>2.205373963</text:p>
          </table:table-cell>
          <table:table-cell/>
          <table:table-cell table:formula="of:=[.M37]/[.O37]" office:value-type="float" office:value="1.00000000000857" calcext:value-type="float">
            <text:p>1</text:p>
          </table:table-cell>
          <table:table-cell table:formula="of:=[.M37]-[.O37]" office:value-type="float" office:value="0.0000000000189102067338354" calcext:value-type="float">
            <text:p>1.89E-011</text:p>
          </table:table-cell>
          <table:table-cell/>
          <table:table-cell table:style-name="ce3" table:formula="of:=SQRT([.D36]*[.D36]+[.D37]*[.D37]+[.D38]*[.D38])" office:value-type="float" office:value="2.37730284733384" calcext:value-type="float">
            <text:p>2.3773028473</text:p>
          </table:table-cell>
          <table:table-cell/>
          <table:table-cell table:style-name="ce3" table:formula="of:=SQRT([.F36]*[.F36]+[.F37]*[.F37]+[.F38]*[.F38])" office:value-type="float" office:value="2.37730284733947" calcext:value-type="float">
            <text:p>2.3773028473</text:p>
          </table:table-cell>
          <table:table-cell/>
          <table:table-cell table:formula="of:=[.T37]/[.V37]" office:value-type="float" office:value="0.999999999997631" calcext:value-type="float">
            <text:p>1</text:p>
          </table:table-cell>
          <table:table-cell table:formula="of:=[.T37]-[.V37]" office:value-type="float" office:value="-0.00000000000563282753773819" calcext:value-type="float">
            <text:p>-5.63282753773819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71" calcext:value-type="float">
            <text:p>0.8400175975</text:p>
          </table:table-cell>
          <table:table-cell/>
          <table:table-cell table:style-name="ce3" office:value-type="float" office:value="0.840017597448162" calcext:value-type="float">
            <text:p>0.8400175974</text:p>
          </table:table-cell>
          <table:table-cell/>
          <table:table-cell table:style-name="ce3" office:value-type="float" office:value="1.00000000000882" calcext:value-type="float">
            <text:p>1</text:p>
          </table:table-cell>
          <table:table-cell table:style-name="ce3" office:value-type="float" office:value="0.00000000000740918437713844" calcext:value-type="float">
            <text:p>7.40918437713844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48162" calcext:value-type="float">
            <text:p>0.8400175974</text:p>
          </table:table-cell>
          <table:table-cell/>
          <table:table-cell table:style-name="ce4" table:formula="of:=[.F26]" office:value-type="float" office:value="0.840017597456176" calcext:value-type="float">
            <text:p>0.8400175975</text:p>
          </table:table-cell>
          <table:table-cell/>
          <table:table-cell table:formula="of:=[.M38]/[.O38]" office:value-type="float" office:value="0.99999999999046" calcext:value-type="float">
            <text:p>1</text:p>
          </table:table-cell>
          <table:table-cell table:formula="of:=[.M38]-[.O38]" office:value-type="float" office:value="-0.00000000000801403388095423" calcext:value-type="float">
            <text:p>-8.01E-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2" calcext:value-type="float">
            <text:p>322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5" calcext:value-type="float">
            <text:p>847.0499053891</text:p>
          </table:table-cell>
          <table:table-cell/>
          <table:table-cell table:style-name="ce3" office:value-type="float" office:value="847.049905389013" calcext:value-type="float">
            <text:p>847.049905389</text:p>
          </table:table-cell>
          <table:table-cell/>
          <table:table-cell table:style-name="ce3" office:value-type="float" office:value="1.00000000000005" calcext:value-type="float">
            <text:p>1</text:p>
          </table:table-cell>
          <table:table-cell table:style-name="ce3" office:value-type="float" office:value="0.0000000000418367562815547" calcext:value-type="float">
            <text:p>4.18367562815547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47.049905389013" calcext:value-type="float">
            <text:p>847.04990538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47.049905389013" calcext:value-type="float">
            <text:p>-8.4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117" calcext:value-type="float">
            <text:p>3129.6692111412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104591890703887" calcext:value-type="float">
            <text:p>-1.04591890703887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29.66921114117" calcext:value-type="float">
            <text:p>3129.66921114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29.66921114117" calcext:value-type="float">
            <text:p>-3.13E+003</text:p>
          </table:table-cell>
          <table:table-cell/>
          <table:table-cell table:style-name="ce3" table:formula="of:=SQRT([.D45]*[.D45]+[.D46]*[.D46]+[.D47]*[.D47])" office:value-type="float" office:value="3472.88110461472" calcext:value-type="float">
            <text:p>3472.8811046147</text:p>
          </table:table-cell>
          <table:table-cell/>
          <table:table-cell table:style-name="ce3" table:formula="of:=SQRT([.F45]*[.F45]+[.F46]*[.F46]+[.F47]*[.F47])" office:value-type="float" office:value="3472.88110461471" calcext:value-type="float">
            <text:p>3472.8811046147</text:p>
          </table:table-cell>
          <table:table-cell/>
          <table:table-cell table:formula="of:=[.T46]/[.V46]" office:value-type="float" office:value="1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04636307898909" calcext:value-type="float">
            <text:p>2.0463630789890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4.41964521836" calcext:value-type="float">
            <text:p>1244.419645218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4.41964521836" calcext:value-type="float">
            <text:p>-1.24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93" calcext:value-type="float">
            <text:p>0.2868186661</text:p>
          </table:table-cell>
          <table:table-cell/>
          <table:table-cell table:style-name="ce3" office:value-type="float" office:value="0.286818666056888" calcext:value-type="float">
            <text:p>0.2868186661</text:p>
          </table:table-cell>
          <table:table-cell/>
          <table:table-cell table:style-name="ce3" office:value-type="float" office:value="1.0000000000049" calcext:value-type="float">
            <text:p>1</text:p>
          </table:table-cell>
          <table:table-cell table:style-name="ce3" office:value-type="float" office:value="0.00000000000140437661499959" calcext:value-type="float">
            <text:p>1.40437661499959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286818666056888" calcext:value-type="float">
            <text:p>0.286818666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286818666056888" calcext:value-type="float">
            <text:p>-2.87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2" calcext:value-type="float">
            <text:p>2.205373963</text:p>
          </table:table-cell>
          <table:table-cell/>
          <table:table-cell table:style-name="ce3" office:value-type="float" office:value="2.20537396300687" calcext:value-type="float">
            <text:p>2.205373963</text:p>
          </table:table-cell>
          <table:table-cell/>
          <table:table-cell table:style-name="ce3" office:value-type="float" office:value="0.999999999999842" calcext:value-type="float">
            <text:p>1</text:p>
          </table:table-cell>
          <table:table-cell table:style-name="ce3" office:value-type="float" office:value="-0.000000000000347721851312599" calcext:value-type="float">
            <text:p>-3.47721851312599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20537396300687" calcext:value-type="float">
            <text:p>2.20537396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20537396300687" calcext:value-type="float">
            <text:p>-2.21E+000</text:p>
          </table:table-cell>
          <table:table-cell/>
          <table:table-cell table:style-name="ce3" table:formula="of:=SQRT([.D48]*[.D48]+[.D49]*[.D49]+[.D50]*[.D50])" office:value-type="float" office:value="2.37730284733384" calcext:value-type="float">
            <text:p>2.3773028473</text:p>
          </table:table-cell>
          <table:table-cell/>
          <table:table-cell table:style-name="ce3" table:formula="of:=SQRT([.F48]*[.F48]+[.F49]*[.F49]+[.F50]*[.F50])" office:value-type="float" office:value="2.37730284733399" calcext:value-type="float">
            <text:p>2.3773028473</text:p>
          </table:table-cell>
          <table:table-cell/>
          <table:table-cell table:formula="of:=[.T49]/[.V49]" office:value-type="float" office:value="0.999999999999937" calcext:value-type="float">
            <text:p>1</text:p>
          </table:table-cell>
          <table:table-cell table:formula="of:=[.T49]-[.V49]" office:value-type="float" office:value="-0.000000000000149213974509621" calcext:value-type="float">
            <text:p>-1.49213974509621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71" calcext:value-type="float">
            <text:p>0.8400175975</text:p>
          </table:table-cell>
          <table:table-cell/>
          <table:table-cell table:style-name="ce3" office:value-type="float" office:value="0.840017597455554" calcext:value-type="float">
            <text:p>0.8400175975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000167643676718399" calcext:value-type="float">
            <text:p>1.67643676718399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840017597455554" calcext:value-type="float">
            <text:p>0.840017597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840017597455554" calcext:value-type="float">
            <text:p>-8.40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312638803734444" calcext:value-type="float">
            <text:p>3.1263880373444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013" calcext:value-type="float">
            <text:p>847.049905389</text:p>
          </table:table-cell>
          <table:table-cell/>
          <table:table-cell table:style-name="ce4" table:formula="of:=[.F33]" office:value-type="float" office:value="847.049905387086" calcext:value-type="float">
            <text:p>847.0499053871</text:p>
          </table:table-cell>
          <table:table-cell/>
          <table:table-cell table:formula="of:=[.M57]/[.O57]" office:value-type="float" office:value="1.00000000000227" calcext:value-type="float">
            <text:p>1</text:p>
          </table:table-cell>
          <table:table-cell table:formula="of:=[.M57]-[.O57]" office:value-type="float" office:value="0.00000000192699189938139" calcext:value-type="float">
            <text:p>1.93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7" calcext:value-type="float">
            <text:p>3129.6692111412</text:p>
          </table:table-cell>
          <table:table-cell/>
          <table:table-cell table:style-name="ce4" table:formula="of:=[.F34]" office:value-type="float" office:value="3129.66921114177" calcext:value-type="float">
            <text:p>3129.6692111418</text:p>
          </table:table-cell>
          <table:table-cell/>
          <table:table-cell table:formula="of:=[.M58]/[.O58]" office:value-type="float" office:value="0.999999999999808" calcext:value-type="float">
            <text:p>1</text:p>
          </table:table-cell>
          <table:table-cell table:formula="of:=[.M58]-[.O58]" office:value-type="float" office:value="-0.000000000600266503170133" calcext:value-type="float">
            <text:p>-6.0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6" calcext:value-type="float">
            <text:p>1244.4196452184</text:p>
          </table:table-cell>
          <table:table-cell/>
          <table:table-cell table:style-name="ce4" table:formula="of:=[.F35]" office:value-type="float" office:value="1244.41964521817" calcext:value-type="float">
            <text:p>1244.4196452182</text:p>
          </table:table-cell>
          <table:table-cell/>
          <table:table-cell table:formula="of:=[.M59]/[.O59]" office:value-type="float" office:value="1.00000000000015" calcext:value-type="float">
            <text:p>1</text:p>
          </table:table-cell>
          <table:table-cell table:formula="of:=[.M59]-[.O59]" office:value-type="float" office:value="0.000000000190084392670542" calcext:value-type="float">
            <text:p>1.9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6888" calcext:value-type="float">
            <text:p>0.2868186661</text:p>
          </table:table-cell>
          <table:table-cell/>
          <table:table-cell table:style-name="ce4" table:formula="of:=[.F36]" office:value-type="float" office:value="0.286818665993963" calcext:value-type="float">
            <text:p>0.286818666</text:p>
          </table:table-cell>
          <table:table-cell/>
          <table:table-cell table:formula="of:=[.M60]/[.O60]" office:value-type="float" office:value="1.00000000021939" calcext:value-type="float">
            <text:p>1.0000000002</text:p>
          </table:table-cell>
          <table:table-cell table:formula="of:=[.M60]-[.O60]" office:value-type="float" office:value="0.0000000000629250540562509" calcext:value-type="float">
            <text:p>6.29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687" calcext:value-type="float">
            <text:p>2.205373963</text:p>
          </table:table-cell>
          <table:table-cell/>
          <table:table-cell table:style-name="ce4" table:formula="of:=[.F37]" office:value-type="float" office:value="2.20537396302378" calcext:value-type="float">
            <text:p>2.205373963</text:p>
          </table:table-cell>
          <table:table-cell/>
          <table:table-cell table:formula="of:=[.M61]/[.O61]" office:value-type="float" office:value="0.999999999992332" calcext:value-type="float">
            <text:p>1</text:p>
          </table:table-cell>
          <table:table-cell table:formula="of:=[.M61]-[.O61]" office:value-type="float" office:value="-0.0000000000169100289326707" calcext:value-type="float">
            <text:p>-1.69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54" calcext:value-type="float">
            <text:p>0.8400175975</text:p>
          </table:table-cell>
          <table:table-cell/>
          <table:table-cell table:style-name="ce4" table:formula="of:=[.F38]" office:value-type="float" office:value="0.840017597448162" calcext:value-type="float">
            <text:p>0.8400175974</text:p>
          </table:table-cell>
          <table:table-cell/>
          <table:table-cell table:formula="of:=[.M62]/[.O62]" office:value-type="float" office:value="1.0000000000088" calcext:value-type="float">
            <text:p>1</text:p>
          </table:table-cell>
          <table:table-cell table:formula="of:=[.M62]-[.O62]" office:value-type="float" office:value="0.00000000000739197592025676" calcext:value-type="float">
            <text:p>7.39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.99999999999999" calcext:value-type="float">
            <text:p>1</text:p>
          </table:table-cell>
          <table:table-cell table:formula="of:=[.M63]-[.O63]" office:value-type="float" office:value="-0.00000000000100897068477934" calcext:value-type="float">
            <text:p>-1.01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47.049905389013" calcext:value-type="float">
            <text:p>847.049905389</text:p>
          </table:table-cell>
          <table:table-cell/>
          <table:table-cell table:style-name="ce4" table:formula="of:=[.F21]" office:value-type="float" office:value="847.049905389244" calcext:value-type="float">
            <text:p>847.0499053892</text:p>
          </table:table-cell>
          <table:table-cell/>
          <table:table-cell table:formula="of:=[.M69]/[.O69]" office:value-type="float" office:value="0.999999999999727" calcext:value-type="float">
            <text:p>1</text:p>
          </table:table-cell>
          <table:table-cell table:formula="of:=[.M69]-[.O69]" office:value-type="float" office:value="-0.000000000231011654250324" calcext:value-type="float">
            <text:p>-2.31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29.66921114117" calcext:value-type="float">
            <text:p>3129.6692111412</text:p>
          </table:table-cell>
          <table:table-cell/>
          <table:table-cell table:style-name="ce4" table:formula="of:=[.F22]" office:value-type="float" office:value="3129.66921114111" calcext:value-type="float">
            <text:p>3129.6692111411</text:p>
          </table:table-cell>
          <table:table-cell/>
          <table:table-cell table:formula="of:=[.M70]/[.O70]" office:value-type="float" office:value="1.00000000000002" calcext:value-type="float">
            <text:p>1</text:p>
          </table:table-cell>
          <table:table-cell table:formula="of:=[.M70]-[.O70]" office:value-type="float" office:value="0.0000000000600266503170133" calcext:value-type="float">
            <text:p>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4.41964521836" calcext:value-type="float">
            <text:p>1244.4196452184</text:p>
          </table:table-cell>
          <table:table-cell/>
          <table:table-cell table:style-name="ce4" table:formula="of:=[.F23]" office:value-type="float" office:value="1244.41964521838" calcext:value-type="float">
            <text:p>1244.4196452184</text:p>
          </table:table-cell>
          <table:table-cell/>
          <table:table-cell table:formula="of:=[.M71]/[.O71]" office:value-type="float" office:value="0.999999999999984" calcext:value-type="float">
            <text:p>1</text:p>
          </table:table-cell>
          <table:table-cell table:formula="of:=[.M71]-[.O71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286818666056888" calcext:value-type="float">
            <text:p>0.2868186661</text:p>
          </table:table-cell>
          <table:table-cell/>
          <table:table-cell table:style-name="ce4" table:formula="of:=[.F24]" office:value-type="float" office:value="0.28681866606439" calcext:value-type="float">
            <text:p>0.2868186661</text:p>
          </table:table-cell>
          <table:table-cell/>
          <table:table-cell table:formula="of:=[.M72]/[.O72]" office:value-type="float" office:value="0.999999999973844" calcext:value-type="float">
            <text:p>1</text:p>
          </table:table-cell>
          <table:table-cell table:formula="of:=[.M72]-[.O72]" office:value-type="float" office:value="-0.00000000000750194351084588" calcext:value-type="float">
            <text:p>-7.50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20537396300687" calcext:value-type="float">
            <text:p>2.205373963</text:p>
          </table:table-cell>
          <table:table-cell/>
          <table:table-cell table:style-name="ce4" table:formula="of:=[.F25]" office:value-type="float" office:value="2.20537396300487" calcext:value-type="float">
            <text:p>2.205373963</text:p>
          </table:table-cell>
          <table:table-cell/>
          <table:table-cell table:formula="of:=[.M73]/[.O73]" office:value-type="float" office:value="1.00000000000091" calcext:value-type="float">
            <text:p>1</text:p>
          </table:table-cell>
          <table:table-cell table:formula="of:=[.M73]-[.O73]" office:value-type="float" office:value="0.00000000000200017780116468" calcext:value-type="float">
            <text:p>2.00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840017597455554" calcext:value-type="float">
            <text:p>0.8400175975</text:p>
          </table:table-cell>
          <table:table-cell/>
          <table:table-cell table:style-name="ce4" table:formula="of:=[.F26]" office:value-type="float" office:value="0.840017597456176" calcext:value-type="float">
            <text:p>0.8400175975</text:p>
          </table:table-cell>
          <table:table-cell/>
          <table:table-cell table:formula="of:=[.M74]/[.O74]" office:value-type="float" office:value="0.999999999999259" calcext:value-type="float">
            <text:p>1</text:p>
          </table:table-cell>
          <table:table-cell table:formula="of:=[.M74]-[.O74]" office:value-type="float" office:value="-0.000000000000622057960697475" calcext:value-type="float">
            <text:p>-6.22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49905389054" calcext:value-type="float">
            <text:p>847.0499053891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49905389054" calcext:value-type="float">
            <text:p>847.04990538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49905389025" calcext:value-type="float">
            <text:p>-8.4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29.66921114116" calcext:value-type="float">
            <text:p>3129.66921114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29.6692111411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4.41964521836" calcext:value-type="float">
            <text:p>1244.41964521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4.41964521836" calcext:value-type="float">
            <text:p>-1.2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286818666058246" calcext:value-type="float">
            <text:p>0.286818666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286818666058246" calcext:value-type="float">
            <text:p>0.286818666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286818666057283" calcext:value-type="float">
            <text:p>-2.8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20537396300654" calcext:value-type="float">
            <text:p>2.20537396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20537396300654" calcext:value-type="float">
            <text:p>2.20537396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20537396300677" calcext:value-type="float">
            <text:p>-2.2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840017597455568" calcext:value-type="float">
            <text:p>0.840017597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840017597455568" calcext:value-type="float">
            <text:p>0.840017597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84001759745557" calcext:value-type="float">
            <text:p>-8.4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89025" calcext:value-type="float">
            <text:p>847.049905389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293312041321769" calcext:value-type="float">
            <text:p>2.93312041321769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47.049905388649" calcext:value-type="float">
            <text:p>-8.4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63664629124105" calcext:value-type="float">
            <text:p>-6.3664629124105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29.66921114128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50111042987555" calcext:value-type="float">
            <text:p>2.50111042987555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4.41964521833" calcext:value-type="float">
            <text:p>-1.2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46" calcext:value-type="float">
            <text:p>0.2868186661</text:p>
          </table:table-cell>
          <table:table-cell/>
          <table:table-cell table:style-name="ce3" office:value-type="float" office:value="0.286818666057283" calcext:value-type="float">
            <text:p>0.2868186661</text:p>
          </table:table-cell>
          <table:table-cell/>
          <table:table-cell table:style-name="ce3" office:value-type="float" office:value="1.00000000000336" calcext:value-type="float">
            <text:p>1</text:p>
          </table:table-cell>
          <table:table-cell table:style-name="ce3" office:value-type="float" office:value="0.000000000000962729895803704" calcext:value-type="float">
            <text:p>9.6272989580370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286818666045053" calcext:value-type="float">
            <text:p>-2.8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4" calcext:value-type="float">
            <text:p>2.205373963</text:p>
          </table:table-cell>
          <table:table-cell/>
          <table:table-cell table:style-name="ce3" office:value-type="float" office:value="2.20537396300677" calcext:value-type="float">
            <text:p>2.205373963</text:p>
          </table:table-cell>
          <table:table-cell/>
          <table:table-cell table:style-name="ce3" office:value-type="float" office:value="0.999999999999895" calcext:value-type="float">
            <text:p>1</text:p>
          </table:table-cell>
          <table:table-cell table:style-name="ce3" office:value-type="float" office:value="-0.000000000000232258656751583" calcext:value-type="float">
            <text:p>-2.3225865675158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20537396301003" calcext:value-type="float">
            <text:p>-2.2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8" calcext:value-type="float">
            <text:p>0.8400175975</text:p>
          </table:table-cell>
          <table:table-cell/>
          <table:table-cell table:style-name="ce3" office:value-type="float" office:value="0.84001759745557" calcext:value-type="float">
            <text:p>0.8400175975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1.99840144432528E-015" calcext:value-type="float">
            <text:p>-1.9984014443252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840017597454289" calcext:value-type="float">
            <text:p>-8.4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 office:value-type="float" office:value="847.049905388649" calcext:value-type="float">
            <text:p>847.0499053886</text:p>
          </table:table-cell>
          <table:table-cell/>
          <table:table-cell table:style-name="ce3" office:value-type="float" office:value="1.00000000000048" calcext:value-type="float">
            <text:p>1</text:p>
          </table:table-cell>
          <table:table-cell table:style-name="ce3" office:value-type="float" office:value="0.000000000404725142288953" calcext:value-type="float">
            <text:p>4.0472514228895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33]/[.O33]" office:value-type="float" office:value="0.999999999999556" calcext:value-type="float">
            <text:p>1</text:p>
          </table:table-cell>
          <table:table-cell table:formula="of:=[.M33]-[.O33]" office:value-type="float" office:value="-0.000000000375962372345384" calcext:value-type="float">
            <text:p>-3.76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 office:value-type="float" office:value="3129.66921114128" calcext:value-type="float">
            <text:p>3129.6692111413</text:p>
          </table:table-cell>
          <table:table-cell/>
          <table:table-cell table:style-name="ce3" office:value-type="float" office:value="0.999999999999961" calcext:value-type="float">
            <text:p>1</text:p>
          </table:table-cell>
          <table:table-cell table:style-name="ce3" office:value-type="float" office:value="-0.000000000120962795335799" calcext:value-type="float">
            <text:p>-1.2096279533579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34]/[.O34]" office:value-type="float" office:value="1.00000000000004" calcext:value-type="float">
            <text:p>1</text:p>
          </table:table-cell>
          <table:table-cell table:formula="of:=[.M34]-[.O34]" office:value-type="float" office:value="0.000000000120053300634027" calcext:value-type="float">
            <text:p>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 office:value-type="float" office:value="1244.41964521833" calcext:value-type="float">
            <text:p>1244.4196452183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363797880709171" calcext:value-type="float">
            <text:p>3.6379788070917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35]/[.O35]" office:value-type="float" office:value="0.999999999999976" calcext:value-type="float">
            <text:p>1</text:p>
          </table:table-cell>
          <table:table-cell table:formula="of:=[.M35]-[.O35]" office:value-type="float" office:value="-0.0000000000300133251585066" calcext:value-type="float">
            <text:p>-3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46" calcext:value-type="float">
            <text:p>0.2868186661</text:p>
          </table:table-cell>
          <table:table-cell/>
          <table:table-cell table:style-name="ce3" office:value-type="float" office:value="0.286818666045053" calcext:value-type="float">
            <text:p>0.286818666</text:p>
          </table:table-cell>
          <table:table-cell/>
          <table:table-cell table:style-name="ce3" office:value-type="float" office:value="1.000000000046" calcext:value-type="float">
            <text:p>1</text:p>
          </table:table-cell>
          <table:table-cell table:style-name="ce3" office:value-type="float" office:value="0.0000000000131933908242843" calcext:value-type="float">
            <text:p>1.3193390824284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36]/[.O36]" office:value-type="float" office:value="0.99999999995736" calcext:value-type="float">
            <text:p>1</text:p>
          </table:table-cell>
          <table:table-cell table:formula="of:=[.M36]-[.O36]" office:value-type="float" office:value="-0.0000000000122299947946658" calcext:value-type="float">
            <text:p>-1.22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4" calcext:value-type="float">
            <text:p>2.205373963</text:p>
          </table:table-cell>
          <table:table-cell/>
          <table:table-cell table:style-name="ce3" office:value-type="float" office:value="2.20537396301003" calcext:value-type="float">
            <text:p>2.205373963</text:p>
          </table:table-cell>
          <table:table-cell/>
          <table:table-cell table:style-name="ce3" office:value-type="float" office:value="0.999999999998417" calcext:value-type="float">
            <text:p>1</text:p>
          </table:table-cell>
          <table:table-cell table:style-name="ce3" office:value-type="float" office:value="-0.00000000000349187345705104" calcext:value-type="float">
            <text:p>-3.4918734570510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37]/[.O37]" office:value-type="float" office:value="1.00000000000148" calcext:value-type="float">
            <text:p>1</text:p>
          </table:table-cell>
          <table:table-cell table:formula="of:=[.M37]-[.O37]" office:value-type="float" office:value="0.00000000000326005888950931" calcext:value-type="float">
            <text:p>3.26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8" calcext:value-type="float">
            <text:p>0.8400175975</text:p>
          </table:table-cell>
          <table:table-cell/>
          <table:table-cell table:style-name="ce3" office:value-type="float" office:value="0.840017597454289" calcext:value-type="float">
            <text:p>0.8400175975</text:p>
          </table:table-cell>
          <table:table-cell/>
          <table:table-cell table:style-name="ce3" office:value-type="float" office:value="1.00000000000152" calcext:value-type="float">
            <text:p>1</text:p>
          </table:table-cell>
          <table:table-cell table:style-name="ce3" office:value-type="float" office:value="0.00000000000127853283515833" calcext:value-type="float">
            <text:p>1.2785328351583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38]/[.O38]" office:value-type="float" office:value="0.999999999998475" calcext:value-type="float">
            <text:p>1</text:p>
          </table:table-cell>
          <table:table-cell table:formula="of:=[.M38]-[.O38]" office:value-type="float" office:value="-0.00000000000128097532581251" calcext:value-type="float">
            <text:p>-1.2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10" calcext:value-type="float">
            <text:p>5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49905389054" calcext:value-type="float">
            <text:p>847.049905389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29.66921114116" calcext:value-type="float">
            <text:p>3129.66921114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4.41964521836" calcext:value-type="float">
            <text:p>1244.41964521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286818666058246" calcext:value-type="float">
            <text:p>0.28681866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20537396300654" calcext:value-type="float">
            <text:p>2.2053739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840017597455568" calcext:value-type="float">
            <text:p>0.84001759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47.049905388649" calcext:value-type="float">
            <text:p>847.049905388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47.049905388649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29.66921114128" calcext:value-type="float">
            <text:p>3129.669211141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29.66921114128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4.41964521833" calcext:value-type="float">
            <text:p>1244.4196452183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4.41964521833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286818666045053" calcext:value-type="float">
            <text:p>0.286818666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286818666045053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20537396301003" calcext:value-type="float">
            <text:p>2.20537396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20537396301003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840017597454289" calcext:value-type="float">
            <text:p>0.840017597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840017597454289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49905389025" calcext:value-type="float">
            <text:p>847.04990538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49905389025" calcext:value-type="float">
            <text:p>-8.4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29.66921114116" calcext:value-type="float">
            <text:p>3129.66921114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29.66921114116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4.41964521836" calcext:value-type="float">
            <text:p>1244.419645218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4.41964521836" calcext:value-type="float">
            <text:p>-1.2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286818666057283" calcext:value-type="float">
            <text:p>0.286818666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286818666057283" calcext:value-type="float">
            <text:p>-2.8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20537396300677" calcext:value-type="float">
            <text:p>2.20537396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20537396300677" calcext:value-type="float">
            <text:p>-2.2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84001759745557" calcext:value-type="float">
            <text:p>0.840017597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84001759745557" calcext:value-type="float">
            <text:p>-8.4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01T16:01:56.740294152</dc:date>
    <dc:creator>Stacha Petrovic</dc:creator>
    <meta:editing-duration>P58DT18H9M17S</meta:editing-duration>
    <meta:editing-cycles>1028</meta:editing-cycles>
    <meta:document-statistic meta:table-count="8" meta:cell-count="3423" meta:object-count="0"/>
    <meta:user-defined meta:name="qrichtext">1</meta:user-defined>
  </office:meta>
</office:document-meta>
</file>